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-complex="Times New Roman" fo:font-weight="bold" style:font-weight-asian="bold" style:font-weight-complex="bold" fo:language="ru" fo:country="RU"/>
    </style:style>
    <style:style style:name="T2" style:parent-style-name="Основнойшрифтабзаца" style:family="text">
      <style:text-properties style:font-name-complex="Times New Roman" fo:language="ru" fo:country="RU"/>
    </style:style>
    <style:style style:name="T3" style:parent-style-name="Основнойшрифтабзаца" style:family="text">
      <style:text-properties style:font-name-complex="Times New Roman" fo:language="ru" fo:country="RU"/>
    </style:style>
    <style:style style:name="T4" style:parent-style-name="Основнойшрифтабзаца" style:family="text">
      <style:text-properties style:font-name-complex="Times New Roman" fo:language="en" fo:country="US"/>
    </style:style>
    <style:style style:name="T5" style:parent-style-name="Основнойшрифтабзаца" style:family="text">
      <style:text-properties style:font-name-complex="Times New Roman" fo:language="ru" fo:country="RU"/>
    </style:style>
    <style:style style:name="T6" style:parent-style-name="Основнойшрифтабзаца" style:family="text">
      <style:text-properties style:font-name-complex="Times New Roman" fo:language="en" fo:country="US"/>
    </style:style>
    <style:style style:name="T7" style:parent-style-name="Основнойшрифтабзаца" style:family="text">
      <style:text-properties style:font-name-complex="Times New Roman" fo:language="ru" fo:country="RU"/>
    </style:style>
    <style:style style:name="T8" style:parent-style-name="Основнойшрифтабзаца" style:family="text">
      <style:text-properties style:font-name-complex="Times New Roman" fo:language="ru" fo:country="RU"/>
    </style:style>
    <style:style style:name="T9" style:parent-style-name="Основнойшрифтабзаца" style:family="text">
      <style:text-properties style:font-name-complex="Times New Roman" fo:language="ru" fo:country="RU"/>
    </style:style>
    <style:style style:name="T10" style:parent-style-name="Основнойшрифтабзаца" style:family="text">
      <style:text-properties style:font-name-complex="Times New Roman" fo:language="ru" fo:country="RU"/>
    </style:style>
    <style:style style:name="T11" style:parent-style-name="Основнойшрифтабзаца" style:family="text">
      <style:text-properties style:font-name-complex="Times New Roman"/>
    </style:style>
    <style:style style:name="T12" style:parent-style-name="Основнойшрифтабзаца" style:family="text">
      <style:text-properties style:font-name-complex="Times New Roman" fo:language="ru" fo:country="RU"/>
    </style:style>
    <style:style style:name="T13" style:parent-style-name="Основнойшрифтабзаца" style:family="text">
      <style:text-properties style:font-name-complex="Times New Roman"/>
    </style:style>
    <style:style style:name="T14" style:parent-style-name="Основнойшрифтабзаца" style:family="text">
      <style:text-properties style:font-name-complex="Times New Roman" fo:language="ru" fo:country="RU"/>
    </style:style>
    <style:style style:name="T15" style:parent-style-name="Основнойшрифтабзаца" style:family="text">
      <style:text-properties style:font-name-complex="Times New Roman"/>
    </style:style>
    <style:style style:name="P16" style:parent-style-name="Обычный" style:family="paragraph">
      <style:text-properties style:font-name-complex="Times New Roman" fo:language="ru" fo:country="RU"/>
    </style:style>
    <style:style style:name="T17" style:parent-style-name="Основнойшрифтабзаца" style:family="text">
      <style:text-properties style:font-name-complex="Times New Roman" fo:language="ru" fo:country="RU"/>
    </style:style>
    <style:style style:name="T18" style:parent-style-name="Основнойшрифтабзаца" style:family="text">
      <style:text-properties style:font-name-complex="Times New Roman" fo:language="ru" fo:country="RU"/>
    </style:style>
    <style:style style:name="T19" style:parent-style-name="Основнойшрифтабзаца" style:family="text">
      <style:text-properties style:font-name-complex="Times New Roman" fo:language="ru" fo:country="RU"/>
    </style:style>
    <style:style style:name="T20" style:parent-style-name="Основнойшрифтабзаца" style:family="text">
      <style:text-properties style:font-name-complex="Times New Roman" fo:language="en" fo:country="US"/>
    </style:style>
    <style:style style:name="T21" style:parent-style-name="Основнойшрифтабзаца" style:family="text">
      <style:text-properties style:font-name-complex="Times New Roman" fo:language="ru" fo:country="RU"/>
    </style:style>
    <style:style style:name="T22" style:parent-style-name="Основнойшрифтабзаца" style:family="text">
      <style:text-properties style:font-name-complex="Times New Roman" fo:language="ru" fo:country="RU"/>
    </style:style>
    <style:style style:name="T23" style:parent-style-name="Основнойшрифтабзаца" style:family="text">
      <style:text-properties style:font-name-complex="Times New Roman" fo:language="ru" fo:country="RU"/>
    </style:style>
    <style:style style:name="T24" style:parent-style-name="Основнойшрифтабзаца" style:family="text">
      <style:text-properties style:font-name-complex="Times New Roman" fo:language="ru" fo:country="RU"/>
    </style:style>
    <style:style style:name="T25" style:parent-style-name="Основнойшрифтабзаца" style:family="text">
      <style:text-properties style:font-name-complex="Times New Roman" fo:language="en" fo:country="US"/>
    </style:style>
    <style:style style:name="T26" style:parent-style-name="Основнойшрифтабзаца" style:family="text">
      <style:text-properties style:font-name-complex="Times New Roman" fo:language="ru" fo:country="RU"/>
    </style:style>
    <style:style style:name="T27" style:parent-style-name="Основнойшрифтабзаца" style:family="text">
      <style:text-properties style:font-name-complex="Times New Roman" fo:language="ru" fo:country="RU"/>
    </style:style>
    <style:style style:name="T28" style:parent-style-name="Основнойшрифтабзаца" style:family="text">
      <style:text-properties style:font-name-complex="Times New Roman" fo:language="ru" fo:country="RU"/>
    </style:style>
    <style:style style:name="T29" style:parent-style-name="Основнойшрифтабзаца" style:family="text">
      <style:text-properties style:font-name-complex="Times New Roman" fo:language="ru" fo:country="RU"/>
    </style:style>
    <style:style style:name="T30" style:parent-style-name="Основнойшрифтабзаца" style:family="text">
      <style:text-properties style:font-name-complex="Times New Roman" fo:language="ru" fo:country="RU"/>
    </style:style>
    <style:style style:name="T31" style:parent-style-name="Основнойшрифтабзаца" style:family="text">
      <style:text-properties style:font-name-complex="Times New Roman" fo:language="ru" fo:country="RU"/>
    </style:style>
    <style:style style:name="T32" style:parent-style-name="Основнойшрифтабзаца" style:family="text">
      <style:text-properties style:font-name-complex="Times New Roman" fo:language="ru" fo:country="RU"/>
    </style:style>
    <style:style style:name="T33" style:parent-style-name="Основнойшрифтабзаца" style:family="text">
      <style:text-properties style:font-name-complex="Times New Roman" fo:language="en" fo:country="US"/>
    </style:style>
    <style:style style:name="T34" style:parent-style-name="Основнойшрифтабзаца" style:family="text">
      <style:text-properties style:font-name-complex="Times New Roman" fo:language="ru" fo:country="RU"/>
    </style:style>
    <style:style style:name="T35" style:parent-style-name="Основнойшрифтабзаца" style:family="text">
      <style:text-properties style:font-name-complex="Times New Roman" fo:language="ru" fo:country="RU"/>
    </style:style>
    <style:style style:name="T36" style:parent-style-name="Основнойшрифтабзаца" style:family="text">
      <style:text-properties style:font-name-complex="Times New Roman" fo:language="ru" fo:country="RU"/>
    </style:style>
    <style:style style:name="T37" style:parent-style-name="Основнойшрифтабзаца" style:family="text">
      <style:text-properties style:font-name-complex="Times New Roman" fo:language="ru" fo:country="RU"/>
    </style:style>
    <style:style style:name="T38" style:parent-style-name="Основнойшрифтабзаца" style:family="text">
      <style:text-properties style:font-name-complex="Times New Roman" fo:language="ru" fo:country="RU"/>
    </style:style>
    <style:style style:name="T39" style:parent-style-name="Основнойшрифтабзаца" style:family="text">
      <style:text-properties style:font-name-complex="Times New Roman" fo:language="ru" fo:country="RU"/>
    </style:style>
    <style:style style:name="T40" style:parent-style-name="Основнойшрифтабзаца" style:family="text">
      <style:text-properties style:font-name-complex="Times New Roman" fo:language="ru" fo:country="RU"/>
    </style:style>
    <style:style style:name="T41" style:parent-style-name="Основнойшрифтабзаца" style:family="text">
      <style:text-properties style:font-name-complex="Times New Roman" fo:language="en" fo:country="US"/>
    </style:style>
    <style:style style:name="T42" style:parent-style-name="Основнойшрифтабзаца" style:family="text">
      <style:text-properties style:font-name-complex="Times New Roman" fo:language="ru" fo:country="RU"/>
    </style:style>
    <style:style style:name="T43" style:parent-style-name="Основнойшрифтабзаца" style:family="text">
      <style:text-properties style:font-name-complex="Times New Roman" fo:language="ru" fo:country="RU"/>
    </style:style>
    <style:style style:name="P44" style:parent-style-name="Обычный" style:family="paragraph">
      <style:text-properties style:font-name-complex="Times New Roman"/>
    </style:style>
    <style:style style:name="T45" style:parent-style-name="Основнойшрифтабзаца" style:family="text">
      <style:text-properties style:font-name-complex="Times New Roman" fo:language="en" fo:country="US"/>
    </style:style>
    <style:style style:name="T46" style:parent-style-name="Гиперссылка" style:family="text">
      <style:text-properties style:font-name-complex="Times New Roman" fo:language="en" fo:country="US"/>
    </style:style>
    <style:style style:name="P47" style:parent-style-name="Обычный" style:family="paragraph">
      <style:text-properties style:font-name-complex="Times New Roman" fo:language="ru" fo:country="RU"/>
    </style:style>
    <style:style style:name="P48" style:parent-style-name="Обычный" style:family="paragraph">
      <style:text-properties style:font-name-complex="Times New Roman" fo:language="ru" fo:country="RU"/>
    </style:style>
    <style:style style:name="P49" style:parent-style-name="Обычный" style:family="paragraph">
      <style:text-properties style:font-name-complex="Times New Roman" fo:language="ru" fo:country="RU"/>
    </style:style>
    <style:style style:name="T50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T51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52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T53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T54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55" style:parent-style-name="Основнойшрифтабзаца" style:family="text">
      <style:text-properties style:font-name-complex="Times New Roman" fo:font-weight="bold" style:font-weight-asian="bold" style:font-weight-complex="bold"/>
    </style:style>
    <style:style style:name="T56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T57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P58" style:parent-style-name="Обычный" style:family="paragraph">
      <style:text-properties style:font-name-complex="Times New Roman" fo:language="ru" fo:country="RU"/>
    </style:style>
    <style:style style:name="P59" style:parent-style-name="Обычный" style:family="paragraph">
      <style:text-properties style:font-name-complex="Times New Roman" fo:language="ru" fo:country="RU"/>
    </style:style>
    <style:style style:name="T60" style:parent-style-name="SourceText" style:family="text">
      <style:text-properties style:font-name="Times New Roman" style:font-name-complex="Times New Roman" fo:color="#333333" fo:language="ru" fo:country="RU"/>
    </style:style>
    <style:style style:name="T61" style:parent-style-name="SourceText" style:family="text">
      <style:text-properties style:font-name="Times New Roman" style:font-name-complex="Times New Roman" fo:color="#333333" fo:language="ru" fo:country="RU"/>
    </style:style>
    <style:style style:name="T62" style:parent-style-name="SourceText" style:family="text">
      <style:text-properties style:font-name="Times New Roman" style:font-name-complex="Times New Roman" fo:color="#333333" fo:language="ru" fo:country="RU"/>
    </style:style>
    <style:style style:name="T63" style:parent-style-name="SourceText" style:family="text">
      <style:text-properties style:font-name="Times New Roman" style:font-name-complex="Times New Roman" fo:color="#333333" fo:language="ru" fo:country="RU"/>
    </style:style>
    <style:style style:name="T64" style:parent-style-name="SourceText" style:family="text">
      <style:text-properties style:font-name="Times New Roman" style:font-name-complex="Times New Roman" fo:color="#333333" fo:language="ru" fo:country="RU"/>
    </style:style>
    <style:style style:name="T65" style:parent-style-name="SourceText" style:family="text">
      <style:text-properties style:font-name="Times New Roman" style:font-name-complex="Times New Roman" fo:color="#333333" fo:language="ru" fo:country="RU"/>
    </style:style>
    <style:style style:name="T66" style:parent-style-name="SourceText" style:family="text">
      <style:text-properties style:font-name="Times New Roman" style:font-name-complex="Times New Roman" fo:color="#333333" fo:language="ru" fo:country="RU"/>
    </style:style>
    <style:style style:name="T67" style:parent-style-name="SourceText" style:family="text">
      <style:text-properties style:font-name="Times New Roman" style:font-name-complex="Times New Roman" fo:color="#333333" fo:language="ru" fo:country="RU"/>
    </style:style>
    <style:style style:name="T68" style:parent-style-name="SourceText" style:family="text">
      <style:text-properties style:font-name="Times New Roman" style:font-name-complex="Times New Roman" fo:color="#333333" fo:language="ru" fo:country="RU"/>
    </style:style>
    <style:style style:name="T69" style:parent-style-name="SourceText" style:family="text">
      <style:text-properties style:font-name="Times New Roman" style:font-name-complex="Times New Roman" fo:color="#333333" fo:language="ru" fo:country="RU"/>
    </style:style>
    <style:style style:name="T70" style:parent-style-name="SourceText" style:family="text">
      <style:text-properties style:font-name="Times New Roman" style:font-name-complex="Times New Roman" fo:color="#333333" fo:language="ru" fo:country="RU"/>
    </style:style>
    <style:style style:name="T71" style:parent-style-name="SourceText" style:family="text">
      <style:text-properties style:font-name="Times New Roman" style:font-name-complex="Times New Roman" fo:color="#333333" fo:language="ru" fo:country="RU"/>
    </style:style>
    <style:style style:name="T72" style:parent-style-name="SourceText" style:family="text">
      <style:text-properties style:font-name="Times New Roman" style:font-name-complex="Times New Roman" fo:color="#333333" fo:language="ru" fo:country="RU"/>
    </style:style>
    <style:style style:name="T73" style:parent-style-name="SourceText" style:family="text">
      <style:text-properties style:font-name="Times New Roman" style:font-name-complex="Times New Roman" fo:font-weight="bold" style:font-weight-asian="bold" style:font-weight-complex="bold" fo:color="#333333" fo:language="ru" fo:country="RU"/>
    </style:style>
    <style:style style:name="T74" style:parent-style-name="SourceText" style:family="text">
      <style:text-properties style:font-name="Times New Roman" style:font-name-complex="Times New Roman" fo:font-weight="bold" style:font-weight-asian="bold" style:font-weight-complex="bold" fo:color="#333333" fo:language="ru" fo:country="RU"/>
    </style:style>
    <style:style style:name="T75" style:parent-style-name="SourceText" style:family="text">
      <style:text-properties style:font-name="Times New Roman" style:font-name-complex="Times New Roman" fo:font-weight="bold" style:font-weight-asian="bold" style:font-weight-complex="bold" fo:color="#333333" fo:language="ru" fo:country="RU"/>
    </style:style>
    <style:style style:name="T76" style:parent-style-name="SourceText" style:family="text">
      <style:text-properties style:font-name="Times New Roman" style:font-name-complex="Times New Roman" fo:font-weight="bold" style:font-weight-asian="bold" style:font-weight-complex="bold" fo:color="#333333" fo:language="en" fo:country="US"/>
    </style:style>
    <style:style style:name="T77" style:parent-style-name="Основнойшрифтабзаца" style:family="text">
      <style:text-properties style:font-name-complex="Times New Roman" fo:color="#333333" fo:language="ru" fo:country="RU"/>
    </style:style>
    <style:style style:name="T78" style:parent-style-name="Основнойшрифтабзаца" style:family="text">
      <style:text-properties style:font-name-complex="Times New Roman" fo:color="#333333"/>
    </style:style>
    <style:style style:name="T79" style:parent-style-name="Основнойшрифтабзаца" style:family="text">
      <style:text-properties style:font-name-complex="Times New Roman" fo:color="#333333" fo:language="ru" fo:country="RU"/>
    </style:style>
    <style:style style:name="T80" style:parent-style-name="Основнойшрифтабзаца" style:family="text">
      <style:text-properties style:font-name-complex="Times New Roman" fo:color="#333333"/>
    </style:style>
    <style:style style:name="T81" style:parent-style-name="Основнойшрифтабзаца" style:family="text">
      <style:text-properties style:font-name-complex="Times New Roman" fo:color="#333333" fo:language="ru" fo:country="RU"/>
    </style:style>
    <style:style style:name="P82" style:parent-style-name="Обычный" style:family="paragraph">
      <style:text-properties style:font-name-complex="Times New Roman" fo:color="#333333" fo:language="ru" fo:country="RU"/>
    </style:style>
    <style:style style:name="T83" style:parent-style-name="Основнойшрифтабзаца" style:family="text">
      <style:text-properties style:font-name-complex="Times New Roman" fo:color="#333333"/>
    </style:style>
    <style:style style:name="T84" style:parent-style-name="Основнойшрифтабзаца" style:family="text">
      <style:text-properties style:font-name-complex="Times New Roman" fo:color="#333333"/>
    </style:style>
    <style:style style:name="T85" style:parent-style-name="Основнойшрифтабзаца" style:family="text">
      <style:text-properties style:font-name-complex="Times New Roman" fo:color="#333333" fo:language="ru" fo:country="RU"/>
    </style:style>
    <style:style style:name="T86" style:parent-style-name="Основнойшрифтабзаца" style:family="text">
      <style:text-properties style:font-name-complex="Times New Roman" fo:color="#333333"/>
    </style:style>
    <style:style style:name="T87" style:parent-style-name="Основнойшрифтабзаца" style:family="text">
      <style:text-properties style:font-name-complex="Times New Roman" fo:color="#333333" fo:language="ru" fo:country="RU"/>
    </style:style>
    <style:style style:name="T88" style:parent-style-name="Основнойшрифтабзаца" style:family="text">
      <style:text-properties style:font-name-complex="Times New Roman" fo:color="#333333"/>
    </style:style>
    <style:style style:name="T89" style:parent-style-name="Основнойшрифтабзаца" style:family="text">
      <style:text-properties style:font-name-complex="Times New Roman" fo:color="#333333" fo:language="ru" fo:country="RU"/>
    </style:style>
    <style:style style:name="T90" style:parent-style-name="SourceText" style:family="text">
      <style:text-properties style:font-name="Times New Roman" style:font-name-complex="Times New Roman" fo:color="#333333" fo:language="ru" fo:country="RU"/>
    </style:style>
    <style:style style:name="T91" style:parent-style-name="SourceText" style:family="text">
      <style:text-properties style:font-name="Times New Roman" style:font-name-complex="Times New Roman" fo:color="#333333" fo:language="en" fo:country="US"/>
    </style:style>
    <style:style style:name="T92" style:parent-style-name="SourceText" style:family="text">
      <style:text-properties style:font-name="Times New Roman" style:font-name-complex="Times New Roman" fo:color="#333333" fo:language="ru" fo:country="RU"/>
    </style:style>
    <style:style style:name="T93" style:parent-style-name="SourceText" style:family="text">
      <style:text-properties style:font-name="Times New Roman" style:font-name-complex="Times New Roman" fo:color="#333333" fo:language="en" fo:country="US"/>
    </style:style>
    <style:style style:name="T94" style:parent-style-name="SourceText" style:family="text">
      <style:text-properties style:font-name="Times New Roman" style:font-name-complex="Times New Roman" fo:color="#333333" fo:language="ru" fo:country="RU"/>
    </style:style>
    <style:style style:name="T95" style:parent-style-name="SourceText" style:family="text">
      <style:text-properties style:font-name="Times New Roman" style:font-name-complex="Times New Roman" fo:color="#333333" fo:language="ru" fo:country="RU"/>
    </style:style>
    <style:style style:name="T96" style:parent-style-name="SourceText" style:family="text">
      <style:text-properties style:font-name="Times New Roman" style:font-name-complex="Times New Roman" fo:color="#333333" fo:language="ru" fo:country="RU"/>
    </style:style>
    <style:style style:name="T97" style:parent-style-name="SourceText" style:family="text">
      <style:text-properties style:font-name="Times New Roman" style:font-name-complex="Times New Roman" fo:color="#333333" fo:language="ru" fo:country="RU"/>
    </style:style>
    <style:style style:name="T98" style:parent-style-name="SourceText" style:family="text">
      <style:text-properties style:font-name="Times New Roman" style:font-name-complex="Times New Roman" fo:color="#333333" fo:language="en" fo:country="US"/>
    </style:style>
    <style:style style:name="T99" style:parent-style-name="SourceText" style:family="text">
      <style:text-properties style:font-name="Times New Roman" style:font-name-complex="Times New Roman" fo:color="#333333" fo:language="ru" fo:country="RU"/>
    </style:style>
    <style:style style:name="T100" style:parent-style-name="SourceText" style:family="text">
      <style:text-properties style:font-name="Times New Roman" style:font-name-complex="Times New Roman" fo:color="#333333" fo:language="ru" fo:country="RU"/>
    </style:style>
    <style:style style:name="T101" style:parent-style-name="SourceText" style:family="text">
      <style:text-properties style:font-name="Times New Roman" style:font-name-complex="Times New Roman" fo:color="#333333" fo:language="en" fo:country="US"/>
    </style:style>
    <style:style style:name="T102" style:parent-style-name="SourceText" style:family="text">
      <style:text-properties style:font-name="Times New Roman" style:font-name-complex="Times New Roman" fo:color="#333333" fo:language="ru" fo:country="RU"/>
    </style:style>
    <style:style style:name="T103" style:parent-style-name="SourceText" style:family="text">
      <style:text-properties style:font-name="Times New Roman" style:font-name-complex="Times New Roman" fo:color="#333333" fo:language="en" fo:country="US"/>
    </style:style>
    <style:style style:name="T104" style:parent-style-name="SourceText" style:family="text">
      <style:text-properties style:font-name="Times New Roman" style:font-name-complex="Times New Roman" fo:color="#333333" fo:language="ru" fo:country="RU"/>
    </style:style>
    <style:style style:name="T105" style:parent-style-name="SourceText" style:family="text">
      <style:text-properties style:font-name="Times New Roman" style:font-name-complex="Times New Roman" fo:color="#333333" fo:language="en" fo:country="US"/>
    </style:style>
    <style:style style:name="T106" style:parent-style-name="SourceText" style:family="text">
      <style:text-properties style:font-name="Times New Roman" style:font-name-complex="Times New Roman" fo:color="#333333" fo:language="ru" fo:country="RU"/>
    </style:style>
    <style:style style:name="P107" style:parent-style-name="Обычный" style:family="paragraph">
      <style:text-properties style:font-name-complex="Times New Roman" fo:color="#333333" fo:language="ru" fo:country="RU"/>
    </style:style>
    <style:style style:name="P108" style:parent-style-name="Обычный" style:family="paragraph">
      <style:text-properties style:font-name-complex="Times New Roman" fo:color="#333333" fo:language="ru" fo:country="RU"/>
    </style:style>
    <style:style style:name="T109" style:parent-style-name="SourceText" style:family="text">
      <style:text-properties style:font-name="Times New Roman" style:font-name-complex="Times New Roman" fo:color="#333333"/>
    </style:style>
    <style:style style:name="T110" style:parent-style-name="SourceText" style:family="text">
      <style:text-properties style:font-name="Times New Roman" style:font-name-complex="Times New Roman" fo:language="ru" fo:country="RU"/>
    </style:style>
    <style:style style:name="T111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112" style:parent-style-name="SourceText" style:family="text">
      <style:text-properties style:font-name="Times New Roman" style:font-name-complex="Times New Roman" fo:language="ru" fo:country="RU"/>
    </style:style>
    <style:style style:name="T113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114" style:parent-style-name="SourceText" style:family="text">
      <style:text-properties style:font-name="Times New Roman" style:font-name-complex="Times New Roman" fo:color="#C7254E" fo:language="ru" fo:country="RU"/>
    </style:style>
    <style:style style:name="T115" style:parent-style-name="SourceText" style:family="text">
      <style:text-properties style:font-name="Times New Roman" style:font-name-complex="Times New Roman" fo:language="ru" fo:country="RU"/>
    </style:style>
    <style:style style:name="T116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117" style:parent-style-name="Основнойшрифтабзаца" style:family="text">
      <style:text-properties style:font-name-complex="Times New Roman" fo:color="#333333" fo:language="ru" fo:country="RU"/>
    </style:style>
    <style:style style:name="T118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119" style:parent-style-name="Основнойшрифтабзаца" style:family="text">
      <style:text-properties style:font-name-complex="Times New Roman" fo:color="#333333" fo:language="ru" fo:country="RU"/>
    </style:style>
    <style:style style:name="T120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121" style:parent-style-name="Основнойшрифтабзаца" style:family="text">
      <style:text-properties style:font-name-complex="Times New Roman" fo:color="#333333" fo:language="ru" fo:country="RU"/>
    </style:style>
    <style:style style:name="T122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123" style:parent-style-name="Основнойшрифтабзаца" style:family="text">
      <style:text-properties style:font-name-complex="Times New Roman" fo:color="#333333" fo:language="ru" fo:country="RU"/>
    </style:style>
    <style:style style:name="T124" style:parent-style-name="Основнойшрифтабзаца" style:family="text">
      <style:text-properties style:font-name-complex="Times New Roman" fo:color="#333333" fo:language="ru" fo:country="RU"/>
    </style:style>
    <style:style style:name="T125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126" style:parent-style-name="Основнойшрифтабзаца" style:family="text">
      <style:text-properties style:font-name-complex="Times New Roman" fo:color="#333333" fo:language="ru" fo:country="RU"/>
    </style:style>
    <style:style style:name="T127" style:parent-style-name="Основнойшрифтабзаца" style:family="text">
      <style:text-properties style:font-name-complex="Times New Roman" fo:color="#C7254E"/>
    </style:style>
    <style:style style:name="T128" style:parent-style-name="Основнойшрифтабзаца" style:family="text">
      <style:text-properties style:font-name-complex="Times New Roman" fo:color="#C7254E"/>
    </style:style>
    <style:style style:name="T129" style:parent-style-name="Основнойшрифтабзаца" style:family="text">
      <style:text-properties style:font-name-complex="Times New Roman"/>
    </style:style>
    <style:style style:name="T130" style:parent-style-name="Основнойшрифтабзаца" style:family="text">
      <style:text-properties style:font-name-complex="Times New Roman" fo:language="ru" fo:country="RU"/>
    </style:style>
    <style:style style:name="T131" style:parent-style-name="Основнойшрифтабзаца" style:family="text">
      <style:text-properties style:font-name-complex="Times New Roman" fo:color="#333333" fo:language="ru" fo:country="RU"/>
    </style:style>
    <style:style style:name="T132" style:parent-style-name="Основнойшрифтабзаца" style:family="text">
      <style:text-properties style:font-name-complex="Times New Roman" fo:color="#333333" fo:language="ru" fo:country="RU"/>
    </style:style>
    <style:style style:name="T133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134" style:parent-style-name="Основнойшрифтабзаца" style:family="text">
      <style:text-properties style:font-name-complex="Times New Roman" fo:color="#333333" fo:language="ru" fo:country="RU"/>
    </style:style>
    <style:style style:name="T135" style:parent-style-name="Основнойшрифтабзаца" style:family="text">
      <style:text-properties style:font-name-complex="Times New Roman" fo:color="#333333"/>
    </style:style>
    <style:style style:name="T136" style:parent-style-name="SourceText" style:family="text">
      <style:text-properties style:font-name="Times New Roman" style:font-name-complex="Times New Roman" fo:color="#333333"/>
    </style:style>
    <style:style style:name="T137" style:parent-style-name="SourceText" style:family="text">
      <style:text-properties style:font-name="Times New Roman" style:font-name-complex="Times New Roman" fo:color="#333333"/>
    </style:style>
    <style:style style:name="T138" style:parent-style-name="Основнойшрифтабзаца" style:family="text">
      <style:text-properties style:font-name-complex="Times New Roman" fo:color="#333333"/>
    </style:style>
    <style:style style:name="T139" style:parent-style-name="Основнойшрифтабзаца" style:family="text">
      <style:text-properties style:font-name-complex="Times New Roman" fo:color="#333333" fo:language="ru" fo:country="RU"/>
    </style:style>
    <style:style style:name="T140" style:parent-style-name="Основнойшрифтабзаца" style:family="text">
      <style:text-properties style:font-name-complex="Times New Roman" fo:color="#333333"/>
    </style:style>
    <style:style style:name="T141" style:parent-style-name="SourceText" style:family="text">
      <style:text-properties style:font-name="Times New Roman" style:font-name-complex="Times New Roman" fo:color="#C7254E" fo:background-color="#F9F2F4"/>
    </style:style>
    <style:style style:name="T142" style:parent-style-name="Основнойшрифтабзаца" style:family="text">
      <style:text-properties style:font-name-complex="Times New Roman" fo:color="#333333"/>
    </style:style>
    <style:style style:name="T143" style:parent-style-name="Основнойшрифтабзаца" style:family="text">
      <style:text-properties style:font-name-complex="Times New Roman" fo:color="#333333" fo:language="ru" fo:country="RU"/>
    </style:style>
    <style:style style:name="T144" style:parent-style-name="Основнойшрифтабзаца" style:family="text">
      <style:text-properties style:font-name-complex="Times New Roman" fo:color="#333333"/>
    </style:style>
    <style:style style:name="T145" style:parent-style-name="Основнойшрифтабзаца" style:family="text">
      <style:text-properties style:font-name-complex="Times New Roman" fo:color="#333333"/>
    </style:style>
    <style:style style:name="T146" style:parent-style-name="Основнойшрифтабзаца" style:family="text">
      <style:text-properties style:font-name-complex="Times New Roman" fo:color="#333333" fo:language="ru" fo:country="RU"/>
    </style:style>
    <style:style style:name="T147" style:parent-style-name="Основнойшрифтабзаца" style:family="text">
      <style:text-properties style:font-name-complex="Times New Roman" fo:color="#333333"/>
    </style:style>
    <style:style style:name="T148" style:parent-style-name="SourceText" style:family="text">
      <style:text-properties style:font-name="Times New Roman" style:font-name-complex="Times New Roman" fo:color="#333333" fo:language="ru" fo:country="RU"/>
    </style:style>
    <style:style style:name="P149" style:parent-style-name="Обычный" style:family="paragraph">
      <style:text-properties style:font-name-complex="Times New Roman" fo:language="ru" fo:country="RU"/>
    </style:style>
    <style:style style:name="T150" style:parent-style-name="Основнойшрифтабзаца" style:family="text">
      <style:text-properties style:font-name-complex="Times New Roman" fo:language="ru" fo:country="RU"/>
    </style:style>
    <style:style style:name="T151" style:parent-style-name="Основнойшрифтабзаца" style:family="text">
      <style:text-properties style:font-name-complex="Times New Roman" fo:language="ru" fo:country="RU"/>
    </style:style>
    <style:style style:name="T152" style:parent-style-name="Основнойшрифтабзаца" style:family="text">
      <style:text-properties style:font-name-complex="Times New Roman" fo:language="en" fo:country="US"/>
    </style:style>
    <style:style style:name="T153" style:parent-style-name="Основнойшрифтабзаца" style:family="text">
      <style:text-properties style:font-name-complex="Times New Roman" fo:language="ru" fo:country="RU"/>
    </style:style>
    <style:style style:name="T154" style:parent-style-name="Основнойшрифтабзаца" style:family="text">
      <style:text-properties style:font-name-complex="Times New Roman" fo:language="en" fo:country="US"/>
    </style:style>
    <style:style style:name="T155" style:parent-style-name="Основнойшрифтабзаца" style:family="text">
      <style:text-properties style:font-name-complex="Times New Roman" fo:language="ru" fo:country="RU"/>
    </style:style>
    <style:style style:name="T156" style:parent-style-name="Основнойшрифтабзаца" style:family="text">
      <style:text-properties style:font-name-complex="Times New Roman" fo:language="ru" fo:country="RU"/>
    </style:style>
    <style:style style:name="T157" style:parent-style-name="Основнойшрифтабзаца" style:family="text">
      <style:text-properties style:font-name-complex="Times New Roman" fo:language="ru" fo:country="RU"/>
    </style:style>
    <style:style style:name="T158" style:parent-style-name="Основнойшрифтабзаца" style:family="text">
      <style:text-properties style:font-name-complex="Times New Roman"/>
    </style:style>
    <style:style style:name="T159" style:parent-style-name="Основнойшрифтабзаца" style:family="text">
      <style:text-properties style:font-name-complex="Times New Roman"/>
    </style:style>
    <style:style style:name="T160" style:parent-style-name="Основнойшрифтабзаца" style:family="text">
      <style:text-properties style:font-name-complex="Times New Roman"/>
    </style:style>
    <style:style style:name="T161" style:parent-style-name="Основнойшрифтабзаца" style:family="text">
      <style:text-properties style:font-name-complex="Times New Roman"/>
    </style:style>
    <style:style style:name="T162" style:parent-style-name="Основнойшрифтабзаца" style:family="text">
      <style:text-properties style:font-name-complex="Times New Roman"/>
    </style:style>
    <style:style style:name="T163" style:parent-style-name="Основнойшрифтабзаца" style:family="text">
      <style:text-properties style:font-name-complex="Times New Roman" fo:color="#333333" fo:language="ru" fo:country="RU"/>
    </style:style>
    <style:style style:name="T164" style:parent-style-name="Основнойшрифтабзаца" style:family="text">
      <style:text-properties style:font-name-complex="Times New Roman" fo:color="#333333" fo:language="en" fo:country="US"/>
    </style:style>
    <style:style style:name="T165" style:parent-style-name="Основнойшрифтабзаца" style:family="text">
      <style:text-properties style:font-name-complex="Times New Roman" fo:color="#333333" fo:language="ru" fo:country="RU"/>
    </style:style>
    <style:style style:name="T166" style:parent-style-name="Основнойшрифтабзаца" style:family="text">
      <style:text-properties style:font-name-complex="Times New Roman" fo:color="#333333" fo:language="ru" fo:country="RU"/>
    </style:style>
    <style:style style:name="T167" style:parent-style-name="Основнойшрифтабзаца" style:family="text">
      <style:text-properties style:font-name-complex="Times New Roman" fo:color="#333333" fo:language="ru" fo:country="RU"/>
    </style:style>
    <style:style style:name="T168" style:parent-style-name="Основнойшрифтабзаца" style:family="text">
      <style:text-properties style:font-name-complex="Times New Roman" fo:color="#333333" fo:language="en" fo:country="US"/>
    </style:style>
    <style:style style:name="T169" style:parent-style-name="Основнойшрифтабзаца" style:family="text">
      <style:text-properties style:font-name-complex="Times New Roman" fo:color="#333333" fo:language="ru" fo:country="RU"/>
    </style:style>
    <style:style style:name="T170" style:parent-style-name="Основнойшрифтабзаца" style:family="text">
      <style:text-properties style:font-name-complex="Times New Roman" fo:color="#333333" fo:language="en" fo:country="US"/>
    </style:style>
    <style:style style:name="T171" style:parent-style-name="Основнойшрифтабзаца" style:family="text">
      <style:text-properties style:font-name-complex="Times New Roman" fo:color="#333333" fo:language="ru" fo:country="RU"/>
    </style:style>
    <style:style style:name="T172" style:parent-style-name="Основнойшрифтабзаца" style:family="text">
      <style:text-properties style:font-name-complex="Times New Roman" fo:color="#333333" fo:language="en" fo:country="US"/>
    </style:style>
    <style:style style:name="T173" style:parent-style-name="SourceText" style:family="text">
      <style:text-properties style:font-name="Times New Roman" style:font-name-complex="Times New Roman" fo:color="#333333" fo:language="en" fo:country="US"/>
    </style:style>
    <style:style style:name="T174" style:parent-style-name="SourceText" style:family="text">
      <style:text-properties style:font-name="Times New Roman" style:font-name-complex="Times New Roman" fo:color="#333333" fo:language="en" fo:country="US"/>
    </style:style>
    <style:style style:name="T175" style:parent-style-name="SourceText" style:family="text">
      <style:text-properties style:font-name="Times New Roman" style:font-name-complex="Times New Roman" fo:language="en" fo:country="US"/>
    </style:style>
    <style:style style:name="P176" style:parent-style-name="Обычный" style:family="paragraph">
      <style:text-properties style:font-name-complex="Times New Roman" fo:language="ru" fo:country="RU"/>
    </style:style>
    <style:style style:name="T177" style:parent-style-name="Основнойшрифтабзаца" style:family="text">
      <style:text-properties style:font-name-complex="Times New Roman" fo:color="#333333" fo:language="ru" fo:country="RU"/>
    </style:style>
    <style:style style:name="T178" style:parent-style-name="Основнойшрифтабзаца" style:family="text">
      <style:text-properties style:font-name-complex="Times New Roman" fo:language="ru" fo:country="RU"/>
    </style:style>
    <style:style style:name="T179" style:parent-style-name="Основнойшрифтабзаца" style:family="text">
      <style:text-properties style:font-name-complex="Times New Roman" fo:color="#333333" fo:language="ru" fo:country="RU"/>
    </style:style>
    <style:style style:name="T180" style:parent-style-name="SourceText" style:family="text">
      <style:text-properties style:font-name="Times New Roman" style:font-name-complex="Times New Roman" fo:color="#333333" fo:language="en" fo:country="US"/>
    </style:style>
    <style:style style:name="T181" style:parent-style-name="SourceText" style:family="text">
      <style:text-properties style:font-name="Times New Roman" style:font-name-complex="Times New Roman" fo:color="#333333" fo:language="ru" fo:country="RU"/>
    </style:style>
    <style:style style:name="T182" style:parent-style-name="SourceText" style:family="text">
      <style:text-properties style:font-name="Times New Roman" style:font-name-complex="Times New Roman" fo:color="#333333" fo:language="en" fo:country="US"/>
    </style:style>
    <style:style style:name="T183" style:parent-style-name="SourceText" style:family="text">
      <style:text-properties style:font-name="Times New Roman" style:font-name-complex="Times New Roman" fo:color="#333333" fo:language="ru" fo:country="RU"/>
    </style:style>
    <style:style style:name="T184" style:parent-style-name="SourceText" style:family="text">
      <style:text-properties style:font-name="Times New Roman" style:font-name-complex="Times New Roman" fo:color="#333333" fo:language="en" fo:country="US"/>
    </style:style>
    <style:style style:name="T185" style:parent-style-name="SourceText" style:family="text">
      <style:text-properties style:font-name="Times New Roman" style:font-name-complex="Times New Roman" fo:color="#333333" fo:language="ru" fo:country="RU"/>
    </style:style>
    <style:style style:name="T186" style:parent-style-name="SourceText" style:family="text">
      <style:text-properties style:font-name="Times New Roman" style:font-name-complex="Times New Roman" fo:color="#333333" fo:language="en" fo:country="US"/>
    </style:style>
    <style:style style:name="T187" style:parent-style-name="SourceText" style:family="text">
      <style:text-properties style:font-name="Times New Roman" style:font-name-complex="Times New Roman" fo:color="#333333" fo:language="ru" fo:country="RU"/>
    </style:style>
    <style:style style:name="T188" style:parent-style-name="SourceText" style:family="text">
      <style:text-properties style:font-name="Times New Roman" style:font-name-complex="Times New Roman" fo:color="#333333" fo:language="ru" fo:country="RU"/>
    </style:style>
    <style:style style:name="T189" style:parent-style-name="SourceText" style:family="text">
      <style:text-properties style:font-name="Times New Roman" style:font-name-complex="Times New Roman" fo:color="#333333" fo:language="ru" fo:country="RU"/>
    </style:style>
    <style:style style:name="T190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191" style:parent-style-name="SourceText" style:family="text">
      <style:text-properties style:font-name="Times New Roman" style:font-name-complex="Times New Roman" fo:color="#333333" fo:language="ru" fo:country="RU"/>
    </style:style>
    <style:style style:name="T192" style:parent-style-name="SourceText" style:family="text">
      <style:text-properties style:font-name="Times New Roman" style:font-name-complex="Times New Roman" fo:color="#333333" fo:language="en" fo:country="US"/>
    </style:style>
    <style:style style:name="T193" style:parent-style-name="SourceText" style:family="text">
      <style:text-properties style:font-name="Times New Roman" style:font-name-complex="Times New Roman" fo:color="#333333" fo:language="ru" fo:country="RU"/>
    </style:style>
    <style:style style:name="T194" style:parent-style-name="SourceText" style:family="text">
      <style:text-properties style:font-name="Times New Roman" style:font-name-complex="Times New Roman" fo:color="#333333" fo:language="en" fo:country="US"/>
    </style:style>
    <style:style style:name="T195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196" style:parent-style-name="SourceText" style:family="text">
      <style:text-properties style:font-name="Times New Roman" style:font-name-complex="Times New Roman" fo:color="#333333" fo:language="en" fo:country="US"/>
    </style:style>
    <style:style style:name="T197" style:parent-style-name="Основнойшрифтабзаца" style:family="text">
      <style:text-properties style:font-name-complex="Times New Roman" fo:color="#333333"/>
    </style:style>
    <style:style style:name="T198" style:parent-style-name="SourceText" style:family="text">
      <style:text-properties style:font-name="Times New Roman" style:font-name-complex="Times New Roman" fo:color="#333333"/>
    </style:style>
    <style:style style:name="T199" style:parent-style-name="SourceText" style:family="text">
      <style:text-properties style:font-name="Times New Roman" style:font-name-complex="Times New Roman" fo:color="#333333" fo:language="ru" fo:country="RU"/>
    </style:style>
    <style:style style:name="T200" style:parent-style-name="SourceText" style:family="text">
      <style:text-properties style:font-name="Times New Roman" style:font-name-complex="Times New Roman" fo:color="#333333" fo:language="ru" fo:country="RU"/>
    </style:style>
    <style:style style:name="T201" style:parent-style-name="SourceText" style:family="text">
      <style:text-properties style:font-name="Times New Roman" style:font-name-complex="Times New Roman" fo:color="#333333" fo:language="ru" fo:country="RU"/>
    </style:style>
    <style:style style:name="T202" style:parent-style-name="SourceText" style:family="text">
      <style:text-properties style:font-name="Times New Roman" style:font-name-complex="Times New Roman" fo:color="#333333" fo:language="ru" fo:country="RU"/>
    </style:style>
    <style:style style:name="T203" style:parent-style-name="SourceText" style:family="text">
      <style:text-properties style:font-name="Times New Roman" style:font-name-complex="Times New Roman" fo:color="#333333"/>
    </style:style>
    <style:style style:name="T204" style:parent-style-name="SourceText" style:family="text">
      <style:text-properties style:font-name="Times New Roman" style:font-name-complex="Times New Roman" fo:color="#333333" fo:language="ru" fo:country="RU"/>
    </style:style>
    <style:style style:name="T205" style:parent-style-name="SourceText" style:family="text">
      <style:text-properties style:font-name="Times New Roman" style:font-name-complex="Times New Roman" fo:color="#333333" fo:language="ru" fo:country="RU"/>
    </style:style>
    <style:style style:name="T206" style:parent-style-name="SourceText" style:family="text">
      <style:text-properties style:font-name="Times New Roman" style:font-name-complex="Times New Roman" fo:color="#333333" fo:language="ru" fo:country="RU"/>
    </style:style>
    <style:style style:name="T207" style:parent-style-name="SourceText" style:family="text">
      <style:text-properties style:font-name="Times New Roman" style:font-name-complex="Times New Roman" fo:color="#333333"/>
    </style:style>
    <style:style style:name="T208" style:parent-style-name="SourceText" style:family="text">
      <style:text-properties style:font-name="Times New Roman" style:font-name-complex="Times New Roman" fo:color="#333333"/>
    </style:style>
    <style:style style:name="T209" style:parent-style-name="SourceText" style:family="text">
      <style:text-properties style:font-name="Times New Roman" style:font-name-complex="Times New Roman" fo:color="#333333"/>
    </style:style>
    <style:style style:name="T210" style:parent-style-name="Основнойшрифтабзаца" style:family="text">
      <style:text-properties style:font-name-complex="Times New Roman" fo:color="#333333"/>
    </style:style>
    <style:style style:name="T211" style:parent-style-name="SourceText" style:family="text">
      <style:text-properties style:font-name="Times New Roman" style:font-name-complex="Times New Roman" fo:color="#C7254E" fo:background-color="#F9F2F4"/>
    </style:style>
    <style:style style:name="T212" style:parent-style-name="Основнойшрифтабзаца" style:family="text">
      <style:text-properties style:font-name-complex="Times New Roman" fo:color="#333333"/>
    </style:style>
    <style:style style:name="T213" style:parent-style-name="SourceText" style:family="text">
      <style:text-properties style:font-name="Times New Roman" style:font-name-complex="Times New Roman" fo:color="#333333"/>
    </style:style>
    <style:style style:name="T214" style:parent-style-name="SourceText" style:family="text">
      <style:text-properties style:font-name="Times New Roman" style:font-name-complex="Times New Roman" fo:color="#333333" fo:language="ru" fo:country="RU"/>
    </style:style>
    <style:style style:name="T215" style:parent-style-name="SourceText" style:family="text">
      <style:text-properties style:font-name="Times New Roman" style:font-name-complex="Times New Roman" fo:color="#333333" fo:language="ru" fo:country="RU"/>
    </style:style>
    <style:style style:name="T216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17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18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19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20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21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22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23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24" style:parent-style-name="SourceText" style:family="text">
      <style:text-properties style:font-name="Times New Roman" style:font-name-complex="Times New Roman" fo:color="#333333" fo:language="ru" fo:country="RU"/>
    </style:style>
    <style:style style:name="T225" style:parent-style-name="SourceText" style:family="text">
      <style:text-properties style:font-name="Times New Roman" style:font-name-complex="Times New Roman" fo:color="#C7254E" fo:background-color="#F9F2F4"/>
    </style:style>
    <style:style style:name="T226" style:parent-style-name="SourceText" style:family="text">
      <style:text-properties style:font-name="Times New Roman" style:font-name-complex="Times New Roman" fo:color="#C7254E" fo:background-color="#F9F2F4"/>
    </style:style>
    <style:style style:name="T227" style:parent-style-name="SourceText" style:family="text">
      <style:text-properties style:font-name="Times New Roman" style:font-name-complex="Times New Roman" fo:color="#C7254E" fo:background-color="#F9F2F4"/>
    </style:style>
    <style:style style:name="T228" style:parent-style-name="Основнойшрифтабзаца" style:family="text">
      <style:text-properties style:font-name-complex="Times New Roman" fo:color="#333333" fo:language="ru" fo:country="RU"/>
    </style:style>
    <style:style style:name="T229" style:parent-style-name="Основнойшрифтабзаца" style:family="text">
      <style:text-properties style:font-name-complex="Times New Roman" fo:color="#333333" fo:language="en" fo:country="US"/>
    </style:style>
    <style:style style:name="T230" style:parent-style-name="Основнойшрифтабзаца" style:family="text">
      <style:text-properties style:font-name-complex="Times New Roman" fo:color="#333333" fo:language="ru" fo:country="RU"/>
    </style:style>
    <style:style style:name="T231" style:parent-style-name="Основнойшрифтабзаца" style:family="text">
      <style:text-properties style:font-name-complex="Times New Roman" fo:color="#333333"/>
    </style:style>
    <style:style style:name="T232" style:parent-style-name="SourceText" style:family="text">
      <style:text-properties style:font-name="Times New Roman" style:font-name-complex="Times New Roman" fo:color="#C7254E" fo:background-color="#F9F2F4"/>
    </style:style>
    <style:style style:name="T233" style:parent-style-name="SourceText" style:family="text">
      <style:text-properties style:font-name="Times New Roman" style:font-name-complex="Times New Roman" fo:color="#333333" fo:background-color="#F9F2F4"/>
    </style:style>
    <style:style style:name="T234" style:parent-style-name="SourceText" style:family="text">
      <style:text-properties style:font-name="Times New Roman" style:font-name-complex="Times New Roman" fo:color="#333333" fo:background-color="#F9F2F4" fo:language="ru" fo:country="RU"/>
    </style:style>
    <style:style style:name="T235" style:parent-style-name="SourceText" style:family="text">
      <style:text-properties style:font-name="Times New Roman" style:font-name-complex="Times New Roman" fo:color="#333333" fo:background-color="#F9F2F4"/>
    </style:style>
    <style:style style:name="P236" style:parent-style-name="Обычный" style:family="paragraph">
      <style:text-properties style:font-name-complex="Times New Roman"/>
    </style:style>
    <style:style style:name="T237" style:parent-style-name="SourceText" style:family="text">
      <style:text-properties style:font-name="Times New Roman" style:font-name-complex="Times New Roman" fo:color="#333333" fo:language="ru" fo:country="RU"/>
    </style:style>
    <style:style style:name="T238" style:parent-style-name="SourceText" style:family="text">
      <style:text-properties style:font-name="Times New Roman" style:font-name-complex="Times New Roman" fo:color="#333333" fo:language="ru" fo:country="RU"/>
    </style:style>
    <style:style style:name="T239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40" style:parent-style-name="SourceText" style:family="text">
      <style:text-properties style:font-name="Times New Roman" style:font-name-complex="Times New Roman" fo:color="#333333" fo:language="ru" fo:country="RU"/>
    </style:style>
    <style:style style:name="T241" style:parent-style-name="SourceText" style:family="text">
      <style:text-properties style:font-name="Times New Roman" style:font-name-complex="Times New Roman" fo:color="#333333" fo:language="ru" fo:country="RU"/>
    </style:style>
    <style:style style:name="T242" style:parent-style-name="SourceText" style:family="text">
      <style:text-properties style:font-name="Times New Roman" style:font-name-complex="Times New Roman" fo:color="#333333" fo:language="ru" fo:country="RU"/>
    </style:style>
    <style:style style:name="T243" style:parent-style-name="SourceText" style:family="text">
      <style:text-properties style:font-name="Times New Roman" style:font-name-complex="Times New Roman" fo:color="#333333" fo:language="ru" fo:country="RU"/>
    </style:style>
    <style:style style:name="T244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45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46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47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48" style:parent-style-name="SourceText" style:family="text">
      <style:text-properties style:font-name="Times New Roman" style:font-name-complex="Times New Roman" fo:color="#333333" fo:language="ru" fo:country="RU"/>
    </style:style>
    <style:style style:name="T249" style:parent-style-name="SourceText" style:family="text">
      <style:text-properties style:font-name="Times New Roman" style:font-name-complex="Times New Roman" fo:color="#333333" fo:language="en" fo:country="US"/>
    </style:style>
    <style:style style:name="P250" style:parent-style-name="Обычный" style:family="paragraph">
      <style:text-properties style:font-name-complex="Times New Roman"/>
    </style:style>
    <style:style style:name="T251" style:parent-style-name="SourceText" style:family="text">
      <style:text-properties style:font-name="Times New Roman" style:font-name-complex="Times New Roman" fo:language="ru" fo:country="RU"/>
    </style:style>
    <style:style style:name="T252" style:parent-style-name="SourceText" style:family="text">
      <style:text-properties style:font-name="Times New Roman" style:font-name-complex="Times New Roman" fo:language="ru" fo:country="RU"/>
    </style:style>
    <style:style style:name="T253" style:parent-style-name="SourceText" style:family="text">
      <style:text-properties style:font-name="Times New Roman" style:font-name-complex="Times New Roman" fo:language="ru" fo:country="RU"/>
    </style:style>
    <style:style style:name="T254" style:parent-style-name="SourceText" style:family="text">
      <style:text-properties style:font-name="Times New Roman" style:font-name-complex="Times New Roman" fo:language="ru" fo:country="RU"/>
    </style:style>
    <style:style style:name="T255" style:parent-style-name="SourceText" style:family="text">
      <style:text-properties style:font-name="Times New Roman" style:font-name-complex="Times New Roman" fo:language="ru" fo:country="RU"/>
    </style:style>
    <style:style style:name="T256" style:parent-style-name="Основнойшрифтабзаца" style:family="text">
      <style:text-properties style:font-name-complex="Times New Roman" fo:color="#333333"/>
    </style:style>
    <style:style style:name="T257" style:parent-style-name="SourceText" style:family="text">
      <style:text-properties style:font-name="Times New Roman" style:font-name-complex="Times New Roman" fo:color="#333333"/>
    </style:style>
    <style:style style:name="T258" style:parent-style-name="Основнойшрифтабзаца" style:family="text">
      <style:text-properties style:font-name-complex="Times New Roman" fo:color="#333333" fo:language="ru" fo:country="RU"/>
    </style:style>
    <style:style style:name="T259" style:parent-style-name="Основнойшрифтабзаца" style:family="text">
      <style:text-properties style:font-name-complex="Times New Roman" fo:color="#333333" fo:language="ru" fo:country="RU"/>
    </style:style>
    <style:style style:name="T260" style:parent-style-name="Основнойшрифтабзаца" style:family="text">
      <style:text-properties style:font-name-complex="Times New Roman" fo:color="#333333" fo:language="ru" fo:country="RU"/>
    </style:style>
    <style:style style:name="T261" style:parent-style-name="Основнойшрифтабзаца" style:family="text">
      <style:text-properties style:font-name-complex="Times New Roman" fo:color="#333333" fo:language="ru" fo:country="RU"/>
    </style:style>
    <style:style style:name="T262" style:parent-style-name="Основнойшрифтабзаца" style:family="text">
      <style:text-properties style:font-name-complex="Times New Roman" fo:color="#333333" fo:language="ru" fo:country="RU"/>
    </style:style>
    <style:style style:name="T263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64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65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66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67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68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69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70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71" style:parent-style-name="Основнойшрифтабзаца" style:family="text">
      <style:text-properties style:font-name-complex="Times New Roman" fo:color="#333333" fo:language="ru" fo:country="RU"/>
    </style:style>
    <style:style style:name="T272" style:parent-style-name="Основнойшрифтабзаца" style:family="text">
      <style:text-properties style:font-name-complex="Times New Roman" fo:color="#333333"/>
    </style:style>
    <style:style style:name="T273" style:parent-style-name="SourceText" style:family="text">
      <style:text-properties style:font-name="Times New Roman" style:font-name-complex="Times New Roman" fo:color="#333333"/>
    </style:style>
    <style:style style:name="T274" style:parent-style-name="Основнойшрифтабзаца" style:family="text">
      <style:text-properties style:font-name-complex="Times New Roman" fo:color="#333333"/>
    </style:style>
    <style:style style:name="T275" style:parent-style-name="SourceText" style:family="text">
      <style:text-properties style:font-name="Times New Roman" style:font-name-complex="Times New Roman" fo:color="#333333"/>
    </style:style>
    <style:style style:name="T276" style:parent-style-name="SourceText" style:family="text">
      <style:text-properties style:font-name="Times New Roman" style:font-name-complex="Times New Roman" fo:color="#333333"/>
    </style:style>
    <style:style style:name="T277" style:parent-style-name="SourceText" style:family="text">
      <style:text-properties style:font-name="Times New Roman" style:font-name-complex="Times New Roman" fo:color="#C7254E" fo:background-color="#F9F2F4"/>
    </style:style>
    <style:style style:name="T278" style:parent-style-name="SourceText" style:family="text">
      <style:text-properties style:font-name="Times New Roman" style:font-name-complex="Times New Roman" fo:color="#333333"/>
    </style:style>
    <style:style style:name="T279" style:parent-style-name="Основнойшрифтабзаца" style:family="text">
      <style:text-properties style:font-name-complex="Times New Roman" fo:color="#333333" fo:language="ru" fo:country="RU"/>
    </style:style>
    <style:style style:name="T280" style:parent-style-name="Основнойшрифтабзаца" style:family="text">
      <style:text-properties style:font-name-complex="Times New Roman" fo:color="#333333" fo:language="ru" fo:country="RU"/>
    </style:style>
    <style:style style:name="T281" style:parent-style-name="Основнойшрифтабзаца" style:family="text">
      <style:text-properties style:font-name-complex="Times New Roman" fo:color="#79AFFE" fo:background-color="#FFFFFF" fo:language="en" fo:country="US"/>
    </style:style>
    <style:style style:name="T282" style:parent-style-name="Основнойшрифтабзаца" style:family="text">
      <style:text-properties style:font-name-complex="Times New Roman" fo:color="#333333" fo:background-color="#FFFFFF" fo:language="ru" fo:country="RU"/>
    </style:style>
    <style:style style:name="T283" style:parent-style-name="Основнойшрифтабзаца" style:family="text">
      <style:text-properties style:font-name-complex="Times New Roman" fo:color="#333333" fo:language="ru" fo:country="RU"/>
    </style:style>
    <style:style style:name="T284" style:parent-style-name="Основнойшрифтабзаца" style:family="text">
      <style:text-properties style:font-name-complex="Times New Roman" fo:color="#333333" fo:language="ru" fo:country="RU"/>
    </style:style>
    <style:style style:name="T285" style:parent-style-name="Основнойшрифтабзаца" style:family="text">
      <style:text-properties style:font-name-complex="Times New Roman" fo:color="#333333" fo:language="ru" fo:country="RU"/>
    </style:style>
    <style:style style:name="T286" style:parent-style-name="Основнойшрифтабзаца" style:family="text">
      <style:text-properties style:font-name-complex="Times New Roman" fo:color="#333333" fo:language="en" fo:country="US"/>
    </style:style>
    <style:style style:name="T287" style:parent-style-name="Основнойшрифтабзаца" style:family="text">
      <style:text-properties style:font-name-complex="Times New Roman" fo:color="#333333" fo:language="ru" fo:country="RU"/>
    </style:style>
    <style:style style:name="T288" style:parent-style-name="Основнойшрифтабзаца" style:family="text">
      <style:text-properties style:font-name-complex="Times New Roman" fo:color="#333333" fo:language="ru" fo:country="RU"/>
    </style:style>
    <style:style style:name="T289" style:parent-style-name="Основнойшрифтабзаца" style:family="text">
      <style:text-properties style:font-name-complex="Times New Roman" fo:color="#333333" fo:language="ru" fo:country="RU"/>
    </style:style>
    <style:style style:name="T290" style:parent-style-name="SourceText" style:family="text">
      <style:text-properties style:font-name="Times New Roman" style:font-name-complex="Times New Roman" fo:color="#C7254E" fo:background-color="#F9F2F4" fo:language="ru" fo:country="RU"/>
    </style:style>
    <style:style style:name="T291" style:parent-style-name="SourceText" style:family="text">
      <style:text-properties style:font-name="Times New Roman" style:font-name-complex="Times New Roman" fo:color="#C7254E" fo:background-color="#F9F2F4" fo:language="en" fo:country="US"/>
    </style:style>
    <style:style style:name="T292" style:parent-style-name="SourceText" style:family="text">
      <style:text-properties style:font-name="Times New Roman" style:font-name-complex="Times New Roman" fo:color="#333333" fo:background-color="#F9F2F4" fo:language="ru" fo:country="RU"/>
    </style:style>
    <style:style style:name="T293" style:parent-style-name="Основнойшрифтабзаца" style:family="text">
      <style:text-properties style:font-name-complex="Times New Roman" fo:color="#333333" fo:language="ru" fo:country="RU"/>
    </style:style>
    <style:style style:name="T294" style:parent-style-name="Основнойшрифтабзаца" style:family="text">
      <style:text-properties style:font-name-complex="Times New Roman" fo:language="ru" fo:country="RU"/>
    </style:style>
    <style:style style:name="T295" style:parent-style-name="Основнойшрифтабзаца" style:family="text">
      <style:text-properties style:font-name-complex="Times New Roman" fo:language="ru" fo:country="RU"/>
    </style:style>
    <style:style style:name="T296" style:parent-style-name="SourceText" style:family="text">
      <style:text-properties style:font-name="Times New Roman" style:font-name-complex="Times New Roman" fo:language="ru" fo:country="RU"/>
    </style:style>
    <style:style style:name="T297" style:parent-style-name="SourceText" style:family="text">
      <style:text-properties style:font-name="Times New Roman" style:font-name-complex="Times New Roman" fo:language="en" fo:country="US"/>
    </style:style>
    <style:style style:name="T298" style:parent-style-name="SourceText" style:family="text">
      <style:text-properties style:font-name="Times New Roman" style:font-name-complex="Times New Roman" fo:language="ru" fo:country="RU"/>
    </style:style>
    <style:style style:name="T299" style:parent-style-name="SourceText" style:family="text">
      <style:text-properties style:font-name="Times New Roman" style:font-name-complex="Times New Roman" fo:language="en" fo:country="US"/>
    </style:style>
    <style:style style:name="T300" style:parent-style-name="SourceText" style:family="text">
      <style:text-properties style:font-name="Times New Roman" style:font-name-complex="Times New Roman" fo:language="ru" fo:country="RU"/>
    </style:style>
    <style:style style:name="T301" style:parent-style-name="SourceText" style:family="text">
      <style:text-properties style:font-name="Times New Roman" style:font-name-complex="Times New Roman" fo:language="ru" fo:country="RU"/>
    </style:style>
    <style:style style:name="T302" style:parent-style-name="SourceText" style:family="text">
      <style:text-properties style:font-name="Times New Roman" style:font-name-complex="Times New Roman" fo:language="en" fo:country="US"/>
    </style:style>
    <style:style style:name="T303" style:parent-style-name="SourceText" style:family="text">
      <style:text-properties style:font-name="Times New Roman" style:font-name-complex="Times New Roman" fo:language="ru" fo:country="RU"/>
    </style:style>
    <style:style style:name="T304" style:parent-style-name="SourceText" style:family="text">
      <style:text-properties style:font-name="Times New Roman" style:font-name-complex="Times New Roman" fo:language="ru" fo:country="RU"/>
    </style:style>
    <style:style style:name="T305" style:parent-style-name="SourceText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306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ru" fo:country="RU"/>
    </style:style>
    <style:style style:name="T307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en" fo:country="US"/>
    </style:style>
    <style:style style:name="P308" style:parent-style-name="Обычный" style:family="paragraph">
      <style:text-properties style:font-name-asian="Calibri" style:font-name-complex="Times New Roman" fo:language="ru" fo:country="RU"/>
    </style:style>
    <style:style style:name="T309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ru" fo:country="RU"/>
    </style:style>
    <style:style style:name="T310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ru" fo:country="RU"/>
    </style:style>
    <style:style style:name="T311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ru" fo:country="RU"/>
    </style:style>
    <style:style style:name="T312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en" fo:country="US"/>
    </style:style>
    <style:style style:name="T313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ru" fo:country="RU"/>
    </style:style>
    <style:style style:name="T314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en" fo:country="US"/>
    </style:style>
    <style:style style:name="T315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ru" fo:country="RU"/>
    </style:style>
    <style:style style:name="T316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en" fo:country="US"/>
    </style:style>
    <style:style style:name="T317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ru" fo:country="RU"/>
    </style:style>
    <style:style style:name="T318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en" fo:country="US"/>
    </style:style>
    <style:style style:name="T319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ru" fo:country="RU"/>
    </style:style>
    <style:style style:name="T320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en" fo:country="US"/>
    </style:style>
    <style:style style:name="T321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ru" fo:country="RU"/>
    </style:style>
    <style:style style:name="T322" style:parent-style-name="SourceText" style:family="text">
      <style:text-properties style:font-name="Times New Roman" style:font-name-asian="Calibri" style:font-name-complex="Times New Roman" fo:font-weight="bold" style:font-weight-asian="bold" style:font-weight-complex="bold" fo:language="ru" fo:country="RU"/>
    </style:style>
    <style:style style:name="T323" style:parent-style-name="Основнойшрифтабзаца" style:family="text">
      <style:text-properties style:font-name-asian="Calibri" style:font-name-complex="Times New Roman" fo:color="#333333"/>
    </style:style>
    <style:style style:name="T324" style:parent-style-name="Основнойшрифтабзаца" style:family="text">
      <style:text-properties style:font-name-asian="Calibri" style:font-name-complex="Times New Roman" fo:color="#333333" fo:language="ru" fo:country="RU"/>
    </style:style>
    <style:style style:name="T325" style:parent-style-name="Основнойшрифтабзаца" style:family="text">
      <style:text-properties style:font-name-asian="Calibri" style:font-name-complex="Times New Roman" fo:color="#333333"/>
    </style:style>
    <style:style style:name="T326" style:parent-style-name="Основнойшрифтабзаца" style:family="text">
      <style:text-properties style:font-name-asian="Calibri" style:font-name-complex="Times New Roman" fo:color="#FF0000"/>
    </style:style>
    <style:style style:name="P327" style:parent-style-name="Обычный" style:family="paragraph">
      <style:text-properties style:font-name-asian="Calibri" style:font-name-complex="Times New Roman" fo:color="#FF0000"/>
    </style:style>
    <style:style style:name="T328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29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30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31" style:parent-style-name="Основнойшрифтабзаца" style:family="text">
      <style:text-properties style:font-name-asian="Calibri" style:font-name-complex="Times New Roman" fo:color="#333333"/>
    </style:style>
    <style:style style:name="T332" style:parent-style-name="Основнойшрифтабзаца" style:family="text">
      <style:text-properties style:font-name-asian="Calibri" style:font-name-complex="Times New Roman" fo:color="#333333" fo:language="ru" fo:country="RU"/>
    </style:style>
    <style:style style:name="T333" style:parent-style-name="Основнойшрифтабзаца" style:family="text">
      <style:text-properties style:font-name-asian="Calibri" style:font-name-complex="Times New Roman" fo:color="#333333"/>
    </style:style>
    <style:style style:name="P334" style:parent-style-name="Обычный" style:family="paragraph">
      <style:text-properties style:font-name-asian="Calibri" style:font-name-complex="Times New Roman" fo:color="#333333"/>
    </style:style>
    <style:style style:name="T335" style:parent-style-name="SourceText" style:family="text">
      <style:text-properties style:font-name="Times New Roman" style:font-name-asian="Calibri" style:font-name-complex="Times New Roman"/>
    </style:style>
    <style:style style:name="T336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37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38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39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40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41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42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43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44" style:parent-style-name="SourceText" style:family="text">
      <style:text-properties style:font-name="Times New Roman" style:font-name-complex="Times New Roman" fo:language="ru" fo:country="RU"/>
    </style:style>
    <style:style style:name="T345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46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47" style:parent-style-name="Основнойшрифтабзаца" style:family="text">
      <style:text-properties style:font-name-complex="Times New Roman"/>
    </style:style>
    <style:style style:name="T348" style:parent-style-name="StrongEmphasis" style:family="text">
      <style:text-properties style:font-name-complex="Times New Roman"/>
    </style:style>
    <style:style style:name="T349" style:parent-style-name="Основнойшрифтабзаца" style:family="text">
      <style:text-properties style:font-name-complex="Times New Roman"/>
    </style:style>
    <style:style style:name="T350" style:parent-style-name="Основнойшрифтабзаца" style:family="text">
      <style:text-properties style:font-name-complex="Times New Roman"/>
    </style:style>
    <style:style style:name="T351" style:parent-style-name="StrongEmphasis" style:family="text">
      <style:text-properties style:font-name-complex="Times New Roman"/>
    </style:style>
    <style:style style:name="T352" style:parent-style-name="Основнойшрифтабзаца" style:family="text">
      <style:text-properties style:font-name-complex="Times New Roman"/>
    </style:style>
    <style:style style:name="T353" style:parent-style-name="Основнойшрифтабзаца" style:family="text">
      <style:text-properties style:font-name-complex="Times New Roman"/>
    </style:style>
    <style:style style:name="T354" style:parent-style-name="Основнойшрифтабзаца" style:family="text">
      <style:text-properties style:font-name-complex="Times New Roman"/>
    </style:style>
    <style:style style:name="T355" style:parent-style-name="Основнойшрифтабзаца" style:family="text">
      <style:text-properties style:font-name-complex="Times New Roman"/>
    </style:style>
    <style:style style:name="T356" style:parent-style-name="Основнойшрифтабзаца" style:family="text">
      <style:text-properties style:font-name-complex="Times New Roman" fo:language="ru" fo:country="RU"/>
    </style:style>
    <style:style style:name="T357" style:parent-style-name="StrongEmphasis" style:family="text">
      <style:text-properties style:font-name-complex="Times New Roman"/>
    </style:style>
    <style:style style:name="T358" style:parent-style-name="Основнойшрифтабзаца" style:family="text">
      <style:text-properties style:font-name-complex="Times New Roman"/>
    </style:style>
    <style:style style:name="P359" style:parent-style-name="Обычный" style:family="paragraph">
      <style:text-properties style:font-name-complex="Times New Roman"/>
    </style:style>
    <style:style style:name="P360" style:parent-style-name="Обычный" style:family="paragraph">
      <style:text-properties style:font-name-complex="Times New Roman"/>
    </style:style>
    <style:style style:name="P361" style:parent-style-name="Обычный" style:family="paragraph">
      <style:text-properties style:font-name-complex="Times New Roman"/>
    </style:style>
    <style:style style:name="P362" style:parent-style-name="Обычный" style:family="paragraph">
      <style:text-properties style:font-name-complex="Times New Roman"/>
    </style:style>
    <style:style style:name="P363" style:parent-style-name="Обычный" style:family="paragraph">
      <style:text-properties style:font-name-complex="Times New Roman"/>
    </style:style>
    <style:style style:name="T364" style:parent-style-name="Основнойшрифтабзаца" style:family="text">
      <style:text-properties style:font-name-complex="Times New Roman"/>
    </style:style>
    <style:style style:name="T365" style:parent-style-name="StrongEmphasis" style:family="text">
      <style:text-properties style:font-name-complex="Times New Roman"/>
    </style:style>
    <style:style style:name="T366" style:parent-style-name="Основнойшрифтабзаца" style:family="text">
      <style:text-properties style:font-name-complex="Times New Roman"/>
    </style:style>
    <style:style style:name="T367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68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69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70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71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72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73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74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75" style:parent-style-name="SourceText" style:family="text">
      <style:text-properties style:font-name="Times New Roman" style:font-name-asian="Calibri" style:font-name-complex="Times New Roman" fo:language="ru" fo:country="RU"/>
    </style:style>
    <style:style style:name="T376" style:parent-style-name="SourceText" style:family="text">
      <style:text-properties style:font-name="Times New Roman" style:font-name-asian="Calibri" style:font-name-complex="Times New Roman" fo:language="en" fo:country="US"/>
    </style:style>
    <style:style style:name="T377" style:parent-style-name="SourceText" style:family="text">
      <style:text-properties style:font-name="Times New Roman" style:font-name-asian="Calibri" style:font-name-complex="Times New Roman" fo:language="en" fo:country="US"/>
    </style:style>
    <style:style style:name="T378" style:parent-style-name="SourceText" style:family="text">
      <style:text-properties style:font-name="Times New Roman" style:font-name-asian="Calibri" style:font-name-complex="Times New Roman" fo:language="en" fo:country="US"/>
    </style:style>
    <style:style style:name="T379" style:parent-style-name="SourceText" style:family="text">
      <style:text-properties style:font-name="Times New Roman" style:font-name-asian="Calibri" style:font-name-complex="Times New Roman" fo:language="en" fo:country="US"/>
    </style:style>
    <style:style style:name="T380" style:parent-style-name="SourceText" style:family="text">
      <style:text-properties style:font-name="Times New Roman" style:font-name-asian="Calibri" style:font-name-complex="Times New Roman" fo:language="en" fo:country="US"/>
    </style:style>
    <style:style style:name="P381" style:parent-style-name="Обычный" style:family="paragraph">
      <style:text-properties style:font-name-asian="Calibri" style:font-name-complex="Times New Roman" fo:color="#333333" fo:language="en" fo:country="US"/>
    </style:style>
    <style:style style:name="P382" style:parent-style-name="Обычный" style:family="paragraph">
      <style:text-properties style:font-name-asian="Calibri" style:font-name-complex="Times New Roman" fo:color="#333333" fo:language="en" fo:country="US"/>
    </style:style>
    <style:style style:name="P383" style:parent-style-name="Обычный" style:family="paragraph">
      <style:text-properties style:font-name-asian="Calibri" style:font-name-complex="Times New Roman" fo:color="#333333" fo:language="en" fo:country="US"/>
    </style:style>
  </office:automatic-styles>
  <office:body>
    <office:text text:use-soft-page-breaks="true">
      <text:p text:style-name="P1">Создание ВМ</text:p>
      <text:p text:style-name="Обычный"><text:span text:style-name="T2">1. <text:s text:c="4"/></text:span><text:span text:style-name="T3">В<text:s/></text:span><text:span text:style-name="T4">Yandex</text:span><text:span text:style-name="T5"><text:s/></text:span><text:span text:style-name="T6">Cloud</text:span><text:span text:style-name="T7"><text:s/></text:span><text:span text:style-name="T8">создаем ВМ, задаем<text:s/></text:span><text:span text:style-name="T9">Имя,</text:span><text:span text:style-name="T10"><text:s/></text:span><text:span text:style-name="T11">Описание,</text:span><text:span text:style-name="T12"><text:s/></text:span><text:span text:style-name="T13">Зон</text:span><text:span text:style-name="T14">у</text:span><text:span text:style-name="T15"><text:s/>доступности.</text:span></text:p>
      <text:p text:style-name="P16">Выбираем стабильную операционную систему, требования позволяющие развернуть нужную ВМ.<text:s/>Сетевые настройки,<text:s/>также отвечающие за рабочею ВМ.</text:p>
      <text:p text:style-name="Обычный"><text:span text:style-name="T17">Выбираем свой акаун.</text:span><text:span text:style-name="T18"><text:s/></text:span><text:span text:style-name="T19">Создаем логин. Генерируем пару ключей<text:s/></text:span><text:span text:style-name="T20">SSH</text:span><text:span text:style-name="T21">-</text:span><text:span text:style-name="T22">ключей для подключения к ВМ</text:span><text:span text:style-name="T23">.</text:span></text:p>
      <text:p text:style-name="Обычный"><text:span text:style-name="T24">Для<text:s/></text:span><text:span text:style-name="T25">Windows</text:span><text:span text:style-name="T26">,</text:span><text:span text:style-name="T27"><text:s/></text:span><text:span text:style-name="T28">отк</text:span><text:span text:style-name="T29">рываем командную строку и с помощью команды<text:s/></text:span><text:span text:style-name="T30">ssh-keygen -t<text:s/></text:span><text:span text:style-name="T31">создаем папку с ключами.</text:span></text:p>
      <text:p text:style-name="Обычный"><text:span text:style-name="T32">Копируем файл с публичным ключом из этой папки в поле<text:s/></text:span><text:span text:style-name="T33">SSH</text:span><text:span text:style-name="T34">-</text:span><text:span text:style-name="T35">ключ!</text:span></text:p>
      <text:p text:style-name="Обычный"><text:span text:style-name="T36">Нажимаем создать ВМ.</text:span><text:span text:style-name="T37"><text:s/></text:span><text:span text:style-name="T38">После создания ВМ,</text:span><text:span text:style-name="T39"><text:s/></text:span><text:span text:style-name="T40">открываем командную строку В<text:s/></text:span><text:span text:style-name="T41">Windows</text:span><text:span text:style-name="T42"><text:s/></text:span><text:span text:style-name="T43">и водим</text:span></text:p>
      <text:p text:style-name="P44">ssh &lt;имя_пользователя&gt;@&lt;публичный_IP-адрес_ВМ&gt;</text:p>
      <text:p text:style-name="Обычный"><text:span text:style-name="T45">C:\Users\VS&gt;ssh<text:s/></text:span><text:a xlink:href="mailto:zolin@X.X.X.X" office:target-frame-name="_top" xlink:show="replace"><text:span text:style-name="T46">zolin@X.X.X.X</text:span></text:a></text:p>
      <text:p text:style-name="P47">Подключение установленно.</text:p>
      <text:p text:style-name="P48"/>
      <text:p text:style-name="P49"/>
      <text:p text:style-name="Обычный"><text:span text:style-name="T50">2. <text:s text:c="4"/>Развёртываем</text:span><text:span text:style-name="T51"><text:s/>удостоверяющ</text:span><text:span text:style-name="T52">е</text:span><text:span text:style-name="T53">й</text:span><text:span text:style-name="T54"><text:s/>центр для выдачи сертификатов</text:span><text:span text:style-name="T55"><text:s/></text:span><text:span text:style-name="T56">с использованием Easy-RSA</text:span><text:span text:style-name="T57">.</text:span></text:p>
      <text:p text:style-name="P58"/>
      <text:p text:style-name="P59">Сначала обновим информацию о пакетах и установим программу</text:p>
      <text:p text:style-name="Обычный"><text:span text:style-name="T60">sudo apt update</text:span></text:p>
      <text:p text:style-name="Обычный"><text:span text:style-name="T61">Запускаем скрипт:</text:span><text:span text:style-name="T62"><text:s/></text:span><text:span text:style-name="T63">Установка.easy-rsa.CA.sh</text:span></text:p>
      <text:p text:style-name="Обычный"><text:span text:style-name="T64">Далее необходимо<text:s/></text:span><text:span text:style-name="T65">ввести парольную фразу, которую<text:s/></text:span><text:span text:style-name="T66">впоследствии нужно вводить для получения доступа к вашему ЦС при совершении операций с сертификатами</text:span><text:span text:style-name="T67">.</text:span></text:p>
      <text:p text:style-name="Обычный"><text:span text:style-name="T68">Создастся файл ca.crt – это открытый ключ ЦС. Он будет использоваться клиентами и серверами для проверки при авторизации</text:span><text:span text:style-name="T69"><text:s/>.</text:span></text:p>
      <text:p text:style-name="Обычный"><text:span text:style-name="T70">Теперь наш центр сертификации п</text:span><text:span text:style-name="T71">одготовлен к работе</text:span><text:span text:style-name="T72">!</text:span></text:p>
      <text:p text:style-name="Обычный"/>
      <text:p text:style-name="Обычный"><text:span text:style-name="T73">3. <text:s text:c="6"/>Настройка<text:s/></text:span><text:span text:style-name="T74">и развертывание<text:s/></text:span><text:span text:style-name="T75">OpenVPN<text:s/></text:span><text:span text:style-name="T76">Server</text:span></text:p>
      <text:p text:style-name="Обычный"><text:span text:style-name="T77">З</text:span><text:span text:style-name="T78">апус</text:span><text:span text:style-name="T79">каем</text:span><text:span text:style-name="T80"><text:s/></text:span><text:span text:style-name="T81">скрипт: Установка-openvpn-part1.sh</text:span></text:p>
      <text:p text:style-name="P82"/>
      <text:p text:style-name="Обычный"><text:span text:style-name="T83">Теперь</text:span><text:span text:style-name="T84"><text:s/></text:span><text:span text:style-name="T85">создаем сертификаты</text:span><text:span text:style-name="T86"><text:s/>клиентов<text:s/></text:span><text:span text:style-name="T87">н</text:span><text:span text:style-name="T88">ашего VPN и ключи для подключения к OpenVPN.</text:span></text:p>
      <text:p text:style-name="Обычный"><text:span text:style-name="T89">Файл<text:s/></text:span><text:span text:style-name="T90">ca.crt содержащий собственный доверенный сертификата и файл<text:s/></text:span><text:span text:style-name="T91">server</text:span><text:span text:style-name="T92">.</text:span><text:span text:style-name="T93">crt</text:span><text:span text:style-name="T94">,<text:s/></text:span><text:span text:style-name="T95">в котором находиться открытый ключ<text:s/></text:span><text:span text:style-name="T96">шифрования</text:span><text:span text:style-name="T97">, переносим на сервер<text:s/></text:span><text:span text:style-name="T98">VPN</text:span><text:span text:style-name="T99"><text:s/></text:span><text:span text:style-name="T100">в папку <text:s text:c="7"/>/</text:span><text:span text:style-name="T101">etc</text:span><text:span text:style-name="T102">/</text:span><text:span text:style-name="T103">openvpn</text:span><text:span text:style-name="T104">/</text:span><text:span text:style-name="T105">server</text:span><text:span text:style-name="T106">/</text:span></text:p>
      <text:p text:style-name="P107">Запускаем скрипт: Установка-openvpn-part2.sh</text:p>
      <text:p text:style-name="P108">Далее настраиваем конфигурации Сервера VPN .</text:p>
      <text:p text:style-name="Обычный"><text:span text:style-name="T109">$ sudo nano /etc/openvpn/server/server.conf</text:span></text:p>
      <text:p text:style-name="Обычный"><text:span text:style-name="T110">В разделе<text:s/></text:span><text:span text:style-name="T111">HMAC<text:s/></text:span><text:span text:style-name="T112">закомментируем строку<text:s/></text:span><text:span text:style-name="T113">tls-auth</text:span><text:span text:style-name="T114"><text:s/></text:span><text:span text:style-name="T115">и после неё вставим строку<text:s/></text:span><text:span text:style-name="T116">tls-crypt ta.key</text:span></text:p>
      <text:p text:style-name="Обычный"><text:span text:style-name="T117">Ищем в том же файле строку</text:span><text:span text:style-name="T118">cipher AES-256-CBC</text:span><text:span text:style-name="T119">, закомментируем её и добавляем строки<text:s/></text:span><text:span text:style-name="T120">cipher AES-256-GCM </text:span><text:span text:style-name="T121">и<text:s/></text:span><text:span text:style-name="T122">auth SHA256</text:span><text:span text:style-name="T123"><text:s/>.</text:span></text:p>
      <text:p text:style-name="Обычный"><text:span text:style-name="T124">Теперь найдем строку<text:s/></text:span><text:span text:style-name="T125">dh dh2048.pem</text:span><text:span text:style-name="T126"><text:s/>, <text:s/>закомментируем её и добавляем строку <text:s text:c="4"/></text:span><text:span text:style-name="T127">dh n</text:span><text:span text:style-name="T128">one</text:span><text:span text:style-name="T129"><text:s/></text:span><text:span text:style-name="T130">.</text:span></text:p>
      <text:p text:style-name="Обычный"><text:span text:style-name="T131">Сохраняем изменения в файле и закрываем его.</text:span></text:p>
      <text:p text:style-name="Обычный"><text:span text:style-name="T132">Теперь необходимо внести изменения в конфигурацию сети на Сервере VPN для обеспечения правильной маршрутизации трафика. А именно, откроем конфигурационный файл<text:s/></text:span><text:span text:style-name="T133">/etc/sysctl.conf</text:span><text:span text:style-name="T134">:</text:span></text:p>
      <text:p text:style-name="Обычный"><text:span text:style-name="T135">$<text:s/></text:span><text:span text:style-name="T136">sudo nano<text:s/></text:span><text:span text:style-name="T137">/etc/sysctl.conf</text:span></text:p>
      <text:p text:style-name="Обычный"><text:span text:style-name="T138">После чего добав</text:span><text:span text:style-name="T139">им</text:span><text:span text:style-name="T140"><text:s/>строку:</text:span></text:p>
      <text:p text:style-name="Обычный"><text:span text:style-name="T141">net.ipv4.ip_forward = 1</text:span></text:p>
      <text:p text:style-name="Обычный"><text:span text:style-name="T142">Перед закрытием файла сохран</text:span><text:span text:style-name="T143">яем</text:span><text:span text:style-name="T144"><text:s/>внесённые изменения.</text:span></text:p>
      <text:p text:style-name="Обычный"><text:span text:style-name="T145">Для применения новой настройки наб</text:span><text:span text:style-name="T146">ираем</text:span><text:span text:style-name="T147">:</text:span></text:p>
      <text:p text:style-name="Обычный"><text:span text:style-name="T148">$ sudo sysctl -p</text:span></text:p>
      <text:soft-page-break/>
      <text:p text:style-name="P149">Изменение конфигурации сетевого экрана</text:p>
      <text:p text:style-name="Обычный"><text:span text:style-name="T150">Командой <text:s/></text:span><text:span text:style-name="T151">$<text:s/></text:span><text:span text:style-name="T152">ip</text:span><text:span text:style-name="T153"><text:s/></text:span><text:span text:style-name="T154">a</text:span><text:span text:style-name="T155"><text:s/></text:span><text:span text:style-name="T156">узнаем имя<text:s/></text:span><text:span text:style-name="T157">интерфеса</text:span></text:p>
      <text:p text:style-name="Обычный"><text:span text:style-name="T158">Запускаем скрипт<text:s/></text:span><text:span text:style-name="T159">c<text:s/></text:span><text:span text:style-name="T160">параметрами ./<text:s/></text:span><text:span text:style-name="T161">iptables.sh<text:s/></text:span><text:span text:style-name="T162">oth0 udp 1194</text:span></text:p>
      <text:p text:style-name="Обычный"><text:span text:style-name="T163">При помощи<text:s/></text:span><text:span text:style-name="T164">systemctl</text:span><text:span text:style-name="T165"><text:s/>произв</text:span><text:span text:style-name="T166">одим</text:span><text:span text:style-name="T167"><text:s/>запуск службы<text:s/></text:span><text:span text:style-name="T168">OpenVPN</text:span><text:span text:style-name="T169"><text:s/></text:span><text:span text:style-name="T170">c</text:span><text:span text:style-name="T171"><text:s/>включением его в автозагрузку:</text:span></text:p>
      <text:p text:style-name="Обычный"><text:span text:style-name="T172">$<text:s/></text:span><text:span text:style-name="T173">sudo systemctl -f enable openvpn-server@server.service</text:span></text:p>
      <text:p text:style-name="Обычный"><text:span text:style-name="T174">$ sudo systemctl start<text:s/></text:span><text:a xlink:href="mailto:openvpn-server@server.service" office:target-frame-name="_top" xlink:show="replace"><text:span text:style-name="T175">openvpn-server@server.service</text:span></text:a></text:p>
      <text:p text:style-name="P176">Конфигурация клиентов</text:p>
      <text:p text:style-name="Обычный"><text:span text:style-name="T177">Создаем директорию</text:span><text:span text:style-name="T178"><text:s/>:</text:span><text:span text:style-name="T179">$<text:s/></text:span><text:span text:style-name="T180">mkdir</text:span><text:span text:style-name="T181"><text:s/>-</text:span><text:span text:style-name="T182">p</text:span><text:span text:style-name="T183"><text:s/>~/</text:span><text:span text:style-name="T184">clients</text:span><text:span text:style-name="T185">/</text:span><text:span text:style-name="T186">files</text:span></text:p>
      <text:p text:style-name="Обычный"><text:span text:style-name="T187">Скопиру</text:span><text:span text:style-name="T188">ем</text:span><text:span text:style-name="T189"><text:s/>шаблон клиентской конфигурации в папку<text:s/></text:span><text:span text:style-name="T190">clients</text:span><text:span text:style-name="T191">:</text:span></text:p>
      <text:p text:style-name="Обычный"><text:span text:style-name="T192">$ cp /usr/share/doc/openvpn/examples/sample-config-files/client.conf ~/clients/base.conf</text:span></text:p>
      <text:p text:style-name="Обычный"><text:span text:style-name="T193">Открываем</text:span><text:span text:style-name="T194"><text:s/></text:span><text:span text:style-name="T195">base.conf</text:span><text:span text:style-name="T196">:</text:span></text:p>
      <text:p text:style-name="Обычный"><text:span text:style-name="T197">$ sudo<text:s/></text:span><text:span text:style-name="T198">nano ~/clients/base.conf</text:span></text:p>
      <text:p text:style-name="Обычный"><text:span text:style-name="T199">У</text:span><text:span text:style-name="T200">каз</text:span><text:span text:style-name="T201">ываем</text:span><text:span text:style-name="T202"><text:s/>протокол:</text:span></text:p>
      <text:p text:style-name="Обычный"><text:span text:style-name="T203">proto udp</text:span></text:p>
      <text:p text:style-name="Обычный"><text:span text:style-name="T204">Закомменти</text:span><text:span text:style-name="T205">руем</text:span><text:span text:style-name="T206"><text:s/>следующие строки:</text:span></text:p>
      <text:p text:style-name="Обычный"><text:span text:style-name="T207">;ca ca.crt</text:span></text:p>
      <text:p text:style-name="Обычный"><text:span text:style-name="T208">;cert client.crt</text:span></text:p>
      <text:p text:style-name="Обычный"><text:span text:style-name="T209">;key client.key</text:span></text:p>
      <text:p text:style-name="Обычный"><text:span text:style-name="T210">А строку относящуюся к<text:s/></text:span><text:span text:style-name="T211">tls-auth</text:span><text:span text:style-name="T212">, наоборот, нужно раскомментировать:</text:span></text:p>
      <text:p text:style-name="Обычный"><text:span text:style-name="T213">tls-auth ta.key 1</text:span></text:p>
      <text:p text:style-name="Обычный"><text:span text:style-name="T214">Следующие строки должны совпадать с соответствующими строками, прописанн</text:span><text:span text:style-name="T215">ыми в файле <text:s/></text:span><text:span text:style-name="T216">/</text:span><text:span text:style-name="T217">etc</text:span><text:span text:style-name="T218">/</text:span><text:span text:style-name="T219">openvpn</text:span><text:span text:style-name="T220">/</text:span><text:span text:style-name="T221">server</text:span><text:span text:style-name="T222">.</text:span><text:span text:style-name="T223">conf</text:span><text:span text:style-name="T224">:</text:span></text:p>
      <text:p text:style-name="Обычный"><text:span text:style-name="T225">cipher AES-256-GCM</text:span><text:span text:style-name="T226"><text:line-break/></text:span><text:span text:style-name="T227">auth SHA256</text:span></text:p>
      <text:p text:style-name="Обычный"><text:span text:style-name="T228">Добавим</text:span><text:span text:style-name="T229"><text:s/></text:span><text:span text:style-name="T230">строку</text:span><text:span text:style-name="T231">:</text:span></text:p>
      <text:p text:style-name="Обычный"><text:span text:style-name="T232">key-direction 1</text:span></text:p>
      <text:p text:style-name="Обычный"><text:span text:style-name="T233">Сохраните изменения в файле, закр</text:span><text:span text:style-name="T234">ываем</text:span><text:span text:style-name="T235"><text:s/>его</text:span></text:p>
      <text:p text:style-name="P236"/>
      <text:p text:style-name="Обычный"><text:span text:style-name="T237">Теперь необходимо <text:s/></text:span><text:span text:style-name="T238">запустить скрипт:<text:s/></text:span><text:span text:style-name="T239">make_config.sh</text:span><text:span text:style-name="T240">.</text:span></text:p>
      <text:p text:style-name="Обычный"><text:span text:style-name="T241">Он создаст конфигураци</text:span><text:span text:style-name="T242">ю клиентской базы</text:span><text:span text:style-name="T243">, которая будет сохранена в директории <text:s/></text:span><text:span text:style-name="T244">~/</text:span><text:span text:style-name="T245">clients</text:span><text:span text:style-name="T246">/</text:span><text:span text:style-name="T247">files</text:span><text:span text:style-name="T248">:</text:span></text:p>
      <text:p text:style-name="Обычный"><text:span text:style-name="T249">$ sudo nano ~/clients/make_config.sh</text:span></text:p>
      <text:p text:style-name="P250"/>
      <text:p text:style-name="Обычный"><text:span text:style-name="T251">Сох</text:span><text:span text:style-name="T252">роняем</text:span><text:span text:style-name="T253"><text:s/>скрипт и назнач</text:span><text:span text:style-name="T254">аем</text:span><text:span text:style-name="T255"><text:s/>ему соответствующие права:</text:span></text:p>
      <text:p text:style-name="Обычный"><text:span text:style-name="T256">$<text:s/></text:span><text:span text:style-name="T257">chmod 700 ~/clients/make_config.sh</text:span></text:p>
      <text:p text:style-name="Обычный"><text:span text:style-name="T258">Теперь можно создать клиентский файл конфигурации.<text:s/></text:span><text:span text:style-name="T259">З</text:span><text:span text:style-name="T260">апу</text:span><text:span text:style-name="T261">скаем</text:span><text:span text:style-name="T262"><text:s/>на исполнение скрипт <text:s/></text:span><text:span text:style-name="T263">~/</text:span><text:span text:style-name="T264">clients</text:span><text:span text:style-name="T265">/</text:span><text:span text:style-name="T266">make</text:span><text:span text:style-name="T267">_</text:span><text:span text:style-name="T268">config</text:span><text:span text:style-name="T269">.</text:span><text:span text:style-name="T270">sh</text:span><text:span text:style-name="T271">:</text:span></text:p>
      <text:p text:style-name="Обычный"><text:span text:style-name="T272">$<text:s/></text:span><text:span text:style-name="T273">cd ~/clients</text:span></text:p>
      <text:p text:style-name="Обычный"><text:span text:style-name="T274">$<text:s/></text:span><text:span text:style-name="T275">./make_config.sh client-1</text:span></text:p>
      <text:p text:style-name="Обычный"><text:span text:style-name="T276">В результате скрипт создаст файл<text:s/></text:span><text:span text:style-name="T277">~/clients/files/client-1.ovpn</text:span><text:span text:style-name="T278">.</text:span></text:p>
      <text:p text:style-name="Обычный"><text:span text:style-name="T279">С</text:span><text:span text:style-name="T280"><text:s/>сайта<text:s/></text:span><text:a xlink:href="https://openvpn.net/community-downloads/" office:target-frame-name="_top" xlink:show="replace"><text:span text:style-name="T281">OpenVPN</text:span></text:a><text:span text:style-name="T282"><text:s/></text:span><text:span text:style-name="T283">скач</text:span><text:span text:style-name="T284">иваем</text:span><text:span text:style-name="T285"><text:s/>дистрибутив<text:s/></text:span><text:span text:style-name="T286">Windows</text:span><text:span text:style-name="T287">-приложения, устан</text:span><text:span text:style-name="T288">авливаем</text:span><text:span text:style-name="T289"><text:s/>его и Скопируем файл сертификата</text:span><text:span text:style-name="T290">.</text:span><text:span text:style-name="T291">ovpn</text:span><text:span text:style-name="T292"><text:s/></text:span><text:span text:style-name="T293">в одну из папок, указанных приложением при первом запуске</text:span><text:span text:style-name="T294"><text:s/></text:span><text:span text:style-name="T295">.</text:span></text:p>
      <text:p text:style-name="Обычный"><text:span text:style-name="T296">Затем проверяем работоспособнось<text:s/></text:span><text:span text:style-name="T297">VPN</text:span><text:span text:style-name="T298"><text:s/></text:span><text:span text:style-name="T299">client</text:span><text:span text:style-name="T300"><text:s/></text:span><text:span text:style-name="T301">и совпадают ли <text:s/>публичные<text:s/></text:span><text:span text:style-name="T302">IP</text:span><text:span text:style-name="T303"><text:s text:c="2"/></text:span><text:span text:style-name="T304">адреса.</text:span></text:p>
      <text:p text:style-name="Обычный"><text:span text:style-name="T305">4. <text:s text:c="3"/></text:span><text:span text:style-name="T306">Настройка мониторинг</text:span><text:span text:style-name="T307">a</text:span></text:p>
      <text:p text:style-name="P308"/>
      <text:p text:style-name="Обычный"><text:span text:style-name="T309">Установ</text:span><text:span text:style-name="T310">ливаем</text:span><text:span text:style-name="T311"><text:s/></text:span><text:span text:style-name="T312">Prometheus</text:span><text:span text:style-name="T313">,<text:s/></text:span><text:span text:style-name="T314">Prometheus</text:span><text:span text:style-name="T315">-</text:span><text:span text:style-name="T316">alertmanager</text:span><text:span text:style-name="T317"><text:s/>и экспортер<text:s/></text:span><text:span text:style-name="T318">node</text:span><text:span text:style-name="T319">-</text:span><text:span text:style-name="T320">exporter</text:span><text:span text:style-name="T321"><text:s/></text:span><text:span text:style-name="T322">Скрипт: Установка-prometheus.sh</text:span></text:p>
      <text:p text:style-name="Обычный"><text:span text:style-name="T323">Для мониторинга OpenVPN настр</text:span><text:span text:style-name="T324">аиваем</text:span><text:span text:style-name="T325"><text:s/>экспортер с помощью скрипта</text:span><text:span text:style-name="T326">.</text:span></text:p>
      <text:p text:style-name="P327"/>
      <text:p text:style-name="Обычный"><text:span text:style-name="T328">Скрипт: Установка-openvpn-exporter.sh</text:span></text:p>
      <text:soft-page-break/>
      <text:p text:style-name="Обычный"><text:span text:style-name="T329">Настраиваем таргеты для экспортеров открыв файл promethus.yml</text:span></text:p>
      <text:p text:style-name="Обычный"><text:span text:style-name="T330">Для настройки мониторинга обозначаем нужные метрики</text:span></text:p>
      <text:p text:style-name="Обычный"><text:span text:style-name="T331">С помощью скрипта настр</text:span><text:span text:style-name="T332">аиваем</text:span><text:span text:style-name="T333"><text:s/>алерты.</text:span></text:p>
      <text:p text:style-name="P334">Скрипт: script.rules.sh</text:p>
      <text:p text:style-name="Обычный"><text:span text:style-name="T335">В файл promethus.yml в директорию rule_files добавиляем имена алертов, созданных скриптом.</text:span></text:p>
      <text:p text:style-name="Обычный"><text:span text:style-name="T336">В файле alertmanager.yml настраиваем оповещения на свою эл. Почту.</text:span></text:p>
      <text:p text:style-name="Обычный"><text:span text:style-name="T337">5. Бекапирование</text:span></text:p>
      <text:p text:style-name="Обычный"><text:span text:style-name="T338">Восстановление разделено на две части. Полность</text:span><text:span text:style-name="T339">ю виртуальной машины и сервисов.</text:span></text:p>
      <text:p text:style-name="Обычный"><text:span text:style-name="T340">Полное восстановление<text:s/></text:span><text:span text:style-name="T341">—<text:s/></text:span><text:span text:style-name="T342">Восстановление целой виртуальной машины из созданных снимков.</text:span></text:p>
      <text:p text:style-name="Обычный"><text:span text:style-name="T343">В<text:s/></text:span><text:a xlink:href="https://console.cloud.yandex.ru/" office:target-frame-name="_top" xlink:show="replace"><text:span text:style-name="T344">консоли управления</text:span></text:a><text:span text:style-name="T345"><text:s/></text:span><text:span text:style-name="T346">выберите каталог, в котором находится диск.</text:span></text:p>
      <text:p text:style-name="Обычный"><text:span text:style-name="T347">Выберите сервис<text:s/></text:span><text:span text:style-name="T348">Compute Cloud</text:span><text:span text:style-name="T349">.</text:span></text:p>
      <text:p text:style-name="Обычный"><text:span text:style-name="T350">На панели слева выберите<text:s/></text:span><text:span text:style-name="T351">Диски</text:span><text:span text:style-name="T352">.</text:span></text:p>
      <text:p text:style-name="Обычный"><text:span text:style-name="T353">В строке с диском нажмите значоки</text:span><text:span text:style-name="T354">...</text:span><text:span text:style-name="T355"><text:s/>выберит</text:span><text:span text:style-name="T356">е<text:s/></text:span><text:span text:style-name="T357">Создать снимок</text:span><text:span text:style-name="T358">.</text:span></text:p>
      <text:p text:style-name="P359">Введите имя снимка:</text:p>
      <text:p text:style-name="P360">Длина — от 3 до 63 символов.</text:p>
      <text:p text:style-name="P361">Может содержать строчные буквы<text:s/>латинского алфавита, цифры и дефисы.</text:p>
      <text:p text:style-name="P362">Первый символ — буква. Последний символ — не дефис.</text:p>
      <text:p text:style-name="P363">Если требуется, укажите произвольное текстовое описание снимка.</text:p>
      <text:p text:style-name="Обычный"><text:span text:style-name="T364">Нажмите кнопку<text:s/></text:span><text:span text:style-name="T365">Создать</text:span><text:span text:style-name="T366">.</text:span></text:p>
      <text:p text:style-name="Обычный"><text:span text:style-name="T367"><text:line-break/></text:span><text:span text:style-name="T368">Восстановление сервисов</text:span><text:span text:style-name="T369"><text:s/>–</text:span><text:span text:style-name="T370"><text:s/>Восстановление всех заранее заготовленных скриптов и конфигурационных файлов из внешнего<text:s/></text:span><text:span text:style-name="T371">git<text:s/></text:span><text:span text:style-name="T372">репозитория.</text:span></text:p>
      <text:p text:style-name="Обычный"><text:span text:style-name="T373">Скопируем файлы из репозитория<text:s/></text:span><text:span text:style-name="T374">git<text:s/></text:span><text:span text:style-name="T375">в корневую папку</text:span></text:p>
      <text:p text:style-name="Обычный"><text:span text:style-name="T376">cd ~</text:span></text:p>
      <text:p text:style-name="Обычный"><text:span text:style-name="T377">git init</text:span></text:p>
      <text:p text:style-name="Обычный"><text:span text:style-name="T378">git<text:s/></text:span><text:span text:style-name="T379">clone<text:s/></text:span><text:span text:style-name="T380">https://github.com/zolin111/project-final.git</text:span></text:p>
      <text:p text:style-name="P381"/>
      <text:p text:style-name="P382"/>
      <text:p text:style-name="P3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text-properties style:font-name="Times New Roman" style:font-name-asian="MS Gothic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MS PGothic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Николай</dc:creator>
    <meta:creation-date>2009-04-16T11:32:00Z</meta:creation-date>
    <dc:date>2023-08-07T18:55:00Z</dc:date>
    <meta:template xlink:href="Normal" xlink:type="simple"/>
    <meta:editing-cycles>14</meta:editing-cycles>
    <meta:editing-duration>PT4620S</meta:editing-duration>
    <meta:user-defined meta:name="Info 1"/>
    <meta:user-defined meta:name="Info 2"/>
    <meta:user-defined meta:name="Info 3"/>
    <meta:user-defined meta:name="Info 4"/>
    <meta:document-statistic meta:page-count="3" meta:paragraph-count="11" meta:word-count="871" meta:character-count="5827" meta:row-count="41" meta:non-whitespace-character-count="4967"/>
  </office:meta>
</office:document-meta>
</file>